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dash" draw:stroke-dash="stroke-dash34" svg:stroke-width="0.035cm" svg:stroke-color="#808080" draw:stroke-linejoin="round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000000" draw:stroke-linejoin="miter" svg:stroke-linecap="butt" draw:fill="solid" draw:fill-color="#8dcf8a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stroke-linejoin="round" svg:stroke-linecap="square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solid" draw:fill-color="#ffaeaa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ff7f0e" draw:stroke-linejoin="round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none" svg:stroke-color="#3465a4" draw:fill-color="#dddddd" draw:textarea-horizontal-align="justify" draw:textarea-vertical-align="middle" draw:auto-grow-height="false" fo:min-height="20.422cm" fo:min-width="9.6cm"/>
    </style:style>
    <style:style style:name="gr13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8dcf8a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53cm" svg:stroke-color="#000000" draw:marker-start-width="0.227cm" draw:marker-end-width="0.227cm" draw:stroke-linejoin="round" svg:stroke-linecap="square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aeaa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81cm" svg:stroke-color="#000000" draw:marker-start-width="0.279cm" draw:marker-end-width="0.279cm" draw:stroke-linejoin="miter" svg:stroke-linecap="square" draw:fill="none" fo:padding-top="0.04cm" fo:padding-bottom="0.04cm" fo:padding-left="0.04cm" fo:padding-right="0.04cm"/>
    </style:style>
    <style:style style:name="gr17" style:family="graphic" style:parent-style-name="standard">
      <style:graphic-properties svg:stroke-color="#000000" draw:fill-color="#8dcf8a" draw:textarea-horizontal-align="justify" draw:textarea-vertical-align="middle" draw:auto-grow-height="false" fo:min-height="1.2cm" fo:min-width="3.65cm"/>
    </style:style>
    <style:style style:name="gr18" style:family="graphic" style:parent-style-name="standard">
      <style:graphic-properties svg:stroke-color="#000000" draw:fill-color="#ffaeaa" draw:textarea-horizontal-align="justify" draw:textarea-vertical-align="middle" draw:auto-grow-height="false" fo:min-height="1.2cm" fo:min-width="3.65cm"/>
    </style:style>
    <style:style style:name="gr1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2cm" fo:min-width="3.65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791cm" fo:min-width="13.22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1.2cm" fo:min-width="3.6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loext:graphic-properties draw:fill="solid" draw:fill-color="#8dcf8a"/>
    </style:style>
    <style:style style:name="P8" style:family="paragraph">
      <loext:graphic-properties draw:fill="solid" draw:fill-color="#ffaeaa"/>
    </style:style>
    <style:style style:name="P9" style:family="paragraph">
      <style:paragraph-properties fo:text-align="start" style:writing-mode="lr-tb"/>
      <style:text-properties style:font-name="Times New Roman"/>
    </style:style>
    <style:style style:name="P10" style:family="paragraph">
      <loext:graphic-properties draw:fill="none"/>
      <style:paragraph-properties fo:text-align="start" style:writing-mode="lr-tb"/>
      <style:text-properties style:font-name="Times New Roman" fo:font-size="40pt" style:font-size-asian="40pt" style:font-size-complex="40pt"/>
    </style:style>
    <style:style style:name="P11" style:family="paragraph">
      <loext:graphic-properties draw:fill="none"/>
      <style:text-properties style:font-name="Times New Roman" fo:font-size="40pt" style:font-size-asian="40pt" style:font-size-complex="40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-color="#8dcf8a"/>
      <style:paragraph-properties fo:text-align="center"/>
    </style:style>
    <style:style style:name="P14" style:family="paragraph">
      <style:paragraph-properties fo:text-align="start" style:writing-mode="lr-tb"/>
      <style:text-properties style:font-name="Times New Roman" fo:font-size="44pt" fo:font-weight="normal" style:font-size-asian="44pt" style:font-weight-asian="normal" style:font-size-complex="44pt" style:font-weight-complex="normal"/>
    </style:style>
    <style:style style:name="P15" style:family="paragraph">
      <loext:graphic-properties draw:fill="none"/>
      <style:paragraph-properties fo:text-align="start" style:writing-mode="lr-tb"/>
      <style:text-properties style:font-name="Times New Roman" fo:font-size="44pt" fo:font-weight="normal" style:font-size-asian="44pt" style:font-weight-asian="normal" style:font-size-complex="44pt" style:font-weight-complex="normal"/>
    </style:style>
    <style:style style:name="P16" style:family="paragraph">
      <loext:graphic-properties draw:fill-color="#ffaeaa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text-align="start" style:writing-mode="lr-tb"/>
      <style:text-properties style:font-name="Times New Roman" fo:font-size="44pt" style:font-size-asian="44pt" style:font-size-complex="44pt"/>
    </style:style>
    <style:style style:name="P19" style:family="paragraph">
      <loext:graphic-properties draw:fill="none"/>
      <style:paragraph-properties fo:text-align="start" style:writing-mode="lr-tb"/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P20" style:family="paragraph">
      <loext:graphic-properties draw:fill="none"/>
      <style:paragraph-properties fo:text-align="start" style:writing-mode="lr-tb"/>
      <style:text-properties style:font-name="Times New Roman" fo:font-size="44pt" style:font-size-asian="44pt" style:font-size-complex="44pt"/>
    </style:style>
    <style:style style:name="T1" style:family="text">
      <style:text-properties fo:color="#000000" loext:opacity="100%" style:font-name="DejaVuSans1" fo:font-size="16pt" fo:font-weight="normal" style:font-size-asian="16pt" style:font-weight-asian="normal" style:font-name-complex="DejaVuSans1" style:font-size-complex="16pt" style:font-weight-complex="normal"/>
    </style:style>
    <style:style style:name="T2" style:family="text">
      <style:text-properties fo:color="#000000" loext:opacity="100%" style:font-name="DejaVuSans1" fo:font-size="40pt" fo:font-weight="normal" style:font-size-asian="40pt" style:font-weight-asian="normal" style:font-name-complex="DejaVuSans1" style:font-size-complex="40pt" style:font-weight-complex="normal"/>
    </style:style>
    <style:style style:name="T3" style:family="text">
      <style:text-properties fo:color="#000000" loext:opacity="100%" style:font-name="Times New Roman" fo:font-size="40pt" fo:font-weight="normal" style:font-size-asian="40pt" style:font-weight-asian="normal" style:font-name-complex="DejaVuSans1" style:font-size-complex="40pt" style:font-weight-complex="normal"/>
    </style:style>
    <style:style style:name="T4" style:family="text">
      <style:text-properties fo:color="#000000" loext:opacity="100%" style:font-name="Times New Roman" fo:font-size="44pt" fo:font-weight="normal" style:font-size-asian="44pt" style:font-weight-asian="normal" style:font-name-complex="DejaVuSans1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1.715cm" svg:height="38.839cm" svg:x="0cm" svg:y="0cm" svg:viewBox="0 0 71716 38840" draw:points="0,38840 71716,38840 71716,0 0,0">
          <text:p/>
        </draw:polygon>
        <draw:polygon draw:style-name="gr1" draw:text-style-name="P1" draw:layer="layout" svg:width="19.376cm" svg:height="20.32cm" svg:x="3.643cm" svg:y="0.79cm" svg:viewBox="0 0 19377 20321" draw:points="0,20321 19377,20321 19377,0 0,0">
          <text:p/>
        </draw:polygon>
        <draw:polygon draw:style-name="gr2" draw:text-style-name="P2" draw:layer="layout" svg:width="0cm" svg:height="0.122cm" svg:x="6.065cm" svg:y="21.11cm" svg:viewBox="0 0 0 123" draw:points="0,0 0,123">
          <text:p/>
        </draw:polygon>
        <draw:line draw:style-name="gr3" draw:text-style-name="P3" draw:layer="layout" svg:x1="6.065cm" svg:y1="21.11cm" svg:x2="6.065cm" svg:y2="21.233cm">
          <text:p/>
        </draw:line>
        <draw:polygon draw:style-name="gr2" draw:text-style-name="P2" draw:layer="layout" svg:width="0cm" svg:height="0.122cm" svg:x="10.909cm" svg:y="21.11cm" svg:viewBox="0 0 0 123" draw:points="0,0 0,123">
          <text:p/>
        </draw:polygon>
        <draw:line draw:style-name="gr3" draw:text-style-name="P3" draw:layer="layout" svg:x1="10.909cm" svg:y1="21.11cm" svg:x2="10.909cm" svg:y2="21.233cm">
          <text:p/>
        </draw:line>
        <draw:frame draw:style-name="gr4" draw:text-style-name="P5" draw:layer="layout" svg:width="11.733cm" svg:height="0.653cm" draw:transform="rotate (1.5707963267949) translate (5.689cm 33.097cm)">
          <draw:text-box>
            <text:p text:style-name="P4"><text:span text:style-name="T1">MIASA-(Hist, KS-p1)--Agglomerative_ward</text:span></text:p>
          </draw:text-box>
        </draw:frame>
        <draw:polygon draw:style-name="gr2" draw:text-style-name="P2" draw:layer="layout" svg:width="0cm" svg:height="0.122cm" svg:x="15.753cm" svg:y="21.11cm" svg:viewBox="0 0 0 123" draw:points="0,0 0,123">
          <text:p/>
        </draw:polygon>
        <draw:line draw:style-name="gr3" draw:text-style-name="P3" draw:layer="layout" svg:x1="15.753cm" svg:y1="21.11cm" svg:x2="15.753cm" svg:y2="21.233cm">
          <text:p/>
        </draw:line>
        <draw:frame draw:style-name="gr4" draw:text-style-name="P5" draw:layer="layout" svg:width="9.167cm" svg:height="0.653cm" draw:transform="rotate (1.5707963267949) translate (10.534cm 30.564cm)">
          <draw:text-box>
            <text:p text:style-name="P4"><text:span text:style-name="T1">non_MD-(Hist, KS-p1)--Kmedoids</text:span></text:p>
          </draw:text-box>
        </draw:frame>
        <draw:polygon draw:style-name="gr2" draw:text-style-name="P2" draw:layer="layout" svg:width="0cm" svg:height="0.122cm" svg:x="20.597cm" svg:y="21.11cm" svg:viewBox="0 0 0 123" draw:points="0,0 0,123">
          <text:p/>
        </draw:polygon>
        <draw:line draw:style-name="gr3" draw:text-style-name="P3" draw:layer="layout" svg:x1="20.597cm" svg:y1="21.11cm" svg:x2="20.597cm" svg:y2="21.233cm">
          <text:p/>
        </draw:line>
        <draw:frame draw:style-name="gr4" draw:text-style-name="P5" draw:layer="layout" svg:width="11.733cm" svg:height="0.653cm" draw:transform="rotate (1.5707963267949) translate (15.378cm 33.097cm)">
          <draw:text-box>
            <text:p text:style-name="P4"><text:span text:style-name="T1">MIASA-(Hist, KS-p1)--Agglomerative_ward</text:span></text:p>
          </draw:text-box>
        </draw:frame>
        <draw:polygon draw:style-name="gr2" draw:text-style-name="P2" draw:layer="layout" svg:width="0.123cm" svg:height="0cm" svg:x="3.519cm" svg:y="21.11cm" svg:viewBox="0 0 124 0" draw:points="124,0 0,0">
          <text:p/>
        </draw:polygon>
        <draw:line draw:style-name="gr3" draw:text-style-name="P3" draw:layer="layout" svg:x1="3.643cm" svg:y1="21.11cm" svg:x2="3.519cm" svg:y2="21.11cm">
          <text:p/>
        </draw:line>
        <draw:frame draw:style-name="gr4" draw:text-style-name="P5" draw:layer="layout" svg:width="9.167cm" svg:height="0.653cm" draw:transform="rotate (1.5707963267949) translate (20.222cm 30.564cm)">
          <draw:text-box>
            <text:p text:style-name="P4"><text:span text:style-name="T1">non_MD-(Hist, KS-p1)--Kmedoids</text:span></text:p>
          </draw:text-box>
        </draw:frame>
        <draw:polygon draw:style-name="gr2" draw:text-style-name="P2" draw:layer="layout" svg:width="0.123cm" svg:height="0cm" svg:x="3.519cm" svg:y="17.723cm" svg:viewBox="0 0 124 0" draw:points="124,0 0,0">
          <text:p/>
        </draw:polygon>
        <draw:line draw:style-name="gr3" draw:text-style-name="P3" draw:layer="layout" svg:x1="3.643cm" svg:y1="17.723cm" svg:x2="3.519cm" svg:y2="17.723cm">
          <text:p/>
        </draw:line>
        <draw:frame draw:style-name="gr5" draw:text-style-name="P6" draw:layer="layout" svg:width="3.143cm" svg:height="1.644cm" svg:x="0.254cm" svg:y="20.337cm">
          <draw:text-box>
            <text:p text:style-name="P4"><text:span text:style-name="T2">0.40</text:span></text:p>
          </draw:text-box>
        </draw:frame>
        <draw:polygon draw:style-name="gr2" draw:text-style-name="P2" draw:layer="layout" svg:width="0.123cm" svg:height="0cm" svg:x="3.519cm" svg:y="14.336cm" svg:viewBox="0 0 124 0" draw:points="124,0 0,0">
          <text:p/>
        </draw:polygon>
        <draw:line draw:style-name="gr3" draw:text-style-name="P3" draw:layer="layout" svg:x1="3.643cm" svg:y1="14.336cm" svg:x2="3.519cm" svg:y2="14.336cm">
          <text:p/>
        </draw:line>
        <draw:frame draw:style-name="gr5" draw:text-style-name="P6" draw:layer="layout" svg:width="3.143cm" svg:height="1.644cm" svg:x="0.254cm" svg:y="16.95cm">
          <draw:text-box>
            <text:p text:style-name="P4"><text:span text:style-name="T2">0.50</text:span></text:p>
          </draw:text-box>
        </draw:frame>
        <draw:polygon draw:style-name="gr2" draw:text-style-name="P2" draw:layer="layout" svg:width="0.123cm" svg:height="0cm" svg:x="3.519cm" svg:y="10.95cm" svg:viewBox="0 0 124 0" draw:points="124,0 0,0">
          <text:p/>
        </draw:polygon>
        <draw:line draw:style-name="gr3" draw:text-style-name="P3" draw:layer="layout" svg:x1="3.643cm" svg:y1="10.95cm" svg:x2="3.519cm" svg:y2="10.95cm">
          <text:p/>
        </draw:line>
        <draw:frame draw:style-name="gr5" draw:text-style-name="P6" draw:layer="layout" svg:width="3.143cm" svg:height="1.644cm" svg:x="0.254cm" svg:y="13.563cm">
          <draw:text-box>
            <text:p text:style-name="P4"><text:span text:style-name="T2">0.60</text:span></text:p>
          </draw:text-box>
        </draw:frame>
        <draw:polygon draw:style-name="gr2" draw:text-style-name="P2" draw:layer="layout" svg:width="0.123cm" svg:height="0cm" svg:x="3.519cm" svg:y="7.563cm" svg:viewBox="0 0 124 0" draw:points="124,0 0,0">
          <text:p/>
        </draw:polygon>
        <draw:line draw:style-name="gr3" draw:text-style-name="P3" draw:layer="layout" svg:x1="3.643cm" svg:y1="7.563cm" svg:x2="3.519cm" svg:y2="7.563cm">
          <text:p/>
        </draw:line>
        <draw:frame draw:style-name="gr5" draw:text-style-name="P6" draw:layer="layout" svg:width="3.143cm" svg:height="1.644cm" svg:x="0.254cm" svg:y="10.177cm">
          <draw:text-box>
            <text:p text:style-name="P4"><text:span text:style-name="T2">0.70</text:span></text:p>
          </draw:text-box>
        </draw:frame>
        <draw:polygon draw:style-name="gr2" draw:text-style-name="P2" draw:layer="layout" svg:width="0.123cm" svg:height="0cm" svg:x="3.519cm" svg:y="4.176cm" svg:viewBox="0 0 124 0" draw:points="124,0 0,0">
          <text:p/>
        </draw:polygon>
        <draw:line draw:style-name="gr3" draw:text-style-name="P3" draw:layer="layout" svg:x1="3.643cm" svg:y1="4.176cm" svg:x2="3.519cm" svg:y2="4.176cm">
          <text:p/>
        </draw:line>
        <draw:frame draw:style-name="gr5" draw:text-style-name="P6" draw:layer="layout" svg:width="3.143cm" svg:height="1.644cm" svg:x="0.254cm" svg:y="6.79cm">
          <draw:text-box>
            <text:p text:style-name="P4"><text:span text:style-name="T2">0.80</text:span></text:p>
          </draw:text-box>
        </draw:frame>
        <draw:polygon draw:style-name="gr2" draw:text-style-name="P2" draw:layer="layout" svg:width="0.123cm" svg:height="0cm" svg:x="3.519cm" svg:y="0.79cm" svg:viewBox="0 0 124 0" draw:points="124,0 0,0">
          <text:p/>
        </draw:polygon>
        <draw:line draw:style-name="gr3" draw:text-style-name="P3" draw:layer="layout" svg:x1="3.643cm" svg:y1="0.79cm" svg:x2="3.519cm" svg:y2="0.79cm">
          <text:p/>
        </draw:line>
        <draw:frame draw:style-name="gr5" draw:text-style-name="P6" draw:layer="layout" svg:width="3.143cm" svg:height="1.644cm" svg:x="0.254cm" svg:y="3.403cm">
          <draw:text-box>
            <text:p text:style-name="P4"><text:span text:style-name="T2">0.90</text:span></text:p>
          </draw:text-box>
        </draw:frame>
        <draw:line draw:style-name="gr6" draw:text-style-name="P3" draw:layer="layout" svg:x1="3.643cm" svg:y1="34.656cm" svg:x2="42.396cm" svg:y2="34.656cm">
          <text:p/>
        </draw:line>
        <draw:line draw:style-name="gr6" draw:text-style-name="P3" draw:layer="layout" svg:x1="3.643cm" svg:y1="34.656cm" svg:x2="71.75cm" svg:y2="34.656cm">
          <text:p/>
        </draw:line>
        <draw:polygon draw:style-name="gr7" draw:text-style-name="P7" draw:layer="layout" svg:width="2.422cm" svg:height="2.295cm" svg:x="4.854cm" svg:y="6.983cm" svg:viewBox="0 0 2423 2296" draw:points="0,2296 2423,2296 2423,0 0,0">
          <text:p/>
        </draw:polygon>
        <draw:line draw:style-name="gr8" draw:text-style-name="P3" draw:layer="layout" svg:x1="6.065cm" svg:y1="9.278cm" svg:x2="6.065cm" svg:y2="10.26cm">
          <text:p/>
        </draw:line>
        <draw:line draw:style-name="gr8" draw:text-style-name="P3" draw:layer="layout" svg:x1="6.065cm" svg:y1="6.983cm" svg:x2="6.065cm" svg:y2="3.035cm">
          <text:p/>
        </draw:line>
        <draw:line draw:style-name="gr8" draw:text-style-name="P3" draw:layer="layout" svg:x1="5.459cm" svg:y1="10.26cm" svg:x2="6.671cm" svg:y2="10.26cm">
          <text:p/>
        </draw:line>
        <draw:line draw:style-name="gr8" draw:text-style-name="P3" draw:layer="layout" svg:x1="5.459cm" svg:y1="3.035cm" svg:x2="6.671cm" svg:y2="3.035cm">
          <text:p/>
        </draw:line>
        <draw:polygon draw:style-name="gr9" draw:text-style-name="P8" draw:layer="layout" svg:width="2.422cm" svg:height="0.242cm" svg:x="9.698cm" svg:y="17.332cm" svg:viewBox="0 0 2423 243" draw:points="0,243 2423,243 2423,0 0,0">
          <text:p/>
        </draw:polygon>
        <draw:line draw:style-name="gr8" draw:text-style-name="P3" draw:layer="layout" svg:x1="10.909cm" svg:y1="17.574cm" svg:x2="10.909cm" svg:y2="17.808cm">
          <text:p/>
        </draw:line>
        <draw:line draw:style-name="gr8" draw:text-style-name="P3" draw:layer="layout" svg:x1="10.909cm" svg:y1="17.332cm" svg:x2="10.909cm" svg:y2="16.983cm">
          <text:p/>
        </draw:line>
        <draw:line draw:style-name="gr8" draw:text-style-name="P3" draw:layer="layout" svg:x1="10.304cm" svg:y1="17.808cm" svg:x2="11.515cm" svg:y2="17.808cm">
          <text:p/>
        </draw:line>
        <draw:line draw:style-name="gr8" draw:text-style-name="P3" draw:layer="layout" svg:x1="10.304cm" svg:y1="16.983cm" svg:x2="11.515cm" svg:y2="16.983cm">
          <text:p/>
        </draw:line>
        <draw:polygon draw:style-name="gr7" draw:text-style-name="P7" draw:layer="layout" svg:width="2.422cm" svg:height="3.675cm" svg:x="14.542cm" svg:y="5.9cm" svg:viewBox="0 0 2423 3676" draw:points="0,3676 2423,3676 2423,0 0,0">
          <text:p/>
        </draw:polygon>
        <draw:line draw:style-name="gr8" draw:text-style-name="P3" draw:layer="layout" svg:x1="15.753cm" svg:y1="9.575cm" svg:x2="15.753cm" svg:y2="11.62cm">
          <text:p/>
        </draw:line>
        <draw:line draw:style-name="gr8" draw:text-style-name="P3" draw:layer="layout" svg:x1="15.753cm" svg:y1="5.9cm" svg:x2="15.753cm" svg:y2="2.793cm">
          <text:p/>
        </draw:line>
        <draw:line draw:style-name="gr8" draw:text-style-name="P3" draw:layer="layout" svg:x1="15.148cm" svg:y1="11.62cm" svg:x2="16.359cm" svg:y2="11.62cm">
          <text:p/>
        </draw:line>
        <draw:line draw:style-name="gr8" draw:text-style-name="P3" draw:layer="layout" svg:x1="15.148cm" svg:y1="2.793cm" svg:x2="16.359cm" svg:y2="2.793cm">
          <text:p/>
        </draw:line>
        <draw:polygon draw:style-name="gr9" draw:text-style-name="P8" draw:layer="layout" svg:width="2.422cm" svg:height="0.496cm" svg:x="19.386cm" svg:y="17.02cm" svg:viewBox="0 0 2423 497" draw:points="0,497 2423,497 2423,0 0,0">
          <text:p/>
        </draw:polygon>
        <draw:line draw:style-name="gr8" draw:text-style-name="P3" draw:layer="layout" svg:x1="20.597cm" svg:y1="17.516cm" svg:x2="20.597cm" svg:y2="17.76cm">
          <text:p/>
        </draw:line>
        <draw:line draw:style-name="gr8" draw:text-style-name="P3" draw:layer="layout" svg:x1="20.597cm" svg:y1="17.02cm" svg:x2="20.597cm" svg:y2="16.187cm">
          <text:p/>
        </draw:line>
        <draw:line draw:style-name="gr8" draw:text-style-name="P3" draw:layer="layout" svg:x1="19.992cm" svg:y1="17.76cm" svg:x2="21.203cm" svg:y2="17.76cm">
          <text:p/>
        </draw:line>
        <draw:line draw:style-name="gr8" draw:text-style-name="P3" draw:layer="layout" svg:x1="19.992cm" svg:y1="16.187cm" svg:x2="21.203cm" svg:y2="16.187cm">
          <text:p/>
        </draw:line>
        <draw:line draw:style-name="gr10" draw:text-style-name="P3" draw:layer="layout" svg:x1="4.854cm" svg:y1="8.067cm" svg:x2="7.276cm" svg:y2="8.067cm">
          <text:p/>
        </draw:line>
        <draw:line draw:style-name="gr10" draw:text-style-name="P3" draw:layer="layout" svg:x1="9.698cm" svg:y1="17.48cm" svg:x2="12.12cm" svg:y2="17.48cm">
          <text:p/>
        </draw:line>
        <draw:line draw:style-name="gr10" draw:text-style-name="P3" draw:layer="layout" svg:x1="14.542cm" svg:y1="8.002cm" svg:x2="16.964cm" svg:y2="8.002cm">
          <text:p/>
        </draw:line>
        <draw:line draw:style-name="gr10" draw:text-style-name="P3" draw:layer="layout" svg:x1="19.386cm" svg:y1="17.272cm" svg:x2="21.808cm" svg:y2="17.272cm">
          <text:p/>
        </draw:line>
        <draw:line draw:style-name="gr11" draw:text-style-name="P3" draw:layer="layout" svg:x1="3.643cm" svg:y1="21.11cm" svg:x2="3.643cm" svg:y2="0.79cm">
          <text:p/>
        </draw:line>
        <draw:line draw:style-name="gr11" draw:text-style-name="P3" draw:layer="layout" svg:x1="23.019cm" svg:y1="21.11cm" svg:x2="23.019cm" svg:y2="0.79cm">
          <text:p/>
        </draw:line>
        <draw:line draw:style-name="gr11" draw:text-style-name="P3" draw:layer="layout" svg:x1="3.643cm" svg:y1="21.11cm" svg:x2="23.019cm" svg:y2="21.11cm">
          <text:p/>
        </draw:line>
        <draw:line draw:style-name="gr11" draw:text-style-name="P3" draw:layer="layout" svg:x1="3.643cm" svg:y1="0.79cm" svg:x2="23.019cm" svg:y2="0.79cm">
          <text:p/>
        </draw:line>
        <draw:polygon draw:style-name="gr1" draw:text-style-name="P1" draw:layer="layout" svg:width="19.376cm" svg:height="20.32cm" svg:x="27.864cm" svg:y="0.79cm" svg:viewBox="0 0 19377 20321" draw:points="0,20321 19377,20321 19377,0 0,0">
          <text:p/>
        </draw:polygon>
        <draw:polygon draw:style-name="gr2" draw:text-style-name="P2" draw:layer="layout" svg:width="0cm" svg:height="0.122cm" svg:x="30.286cm" svg:y="21.11cm" svg:viewBox="0 0 0 123" draw:points="0,0 0,123">
          <text:p/>
        </draw:polygon>
        <draw:line draw:style-name="gr3" draw:text-style-name="P3" draw:layer="layout" svg:x1="30.286cm" svg:y1="21.11cm" svg:x2="30.286cm" svg:y2="21.233cm">
          <text:p/>
        </draw:line>
        <draw:frame draw:style-name="gr5" draw:text-style-name="P6" draw:layer="layout" svg:width="3.143cm" svg:height="1.644cm" svg:x="0.254cm" svg:y="0.017cm">
          <draw:text-box>
            <text:p text:style-name="P4"><text:span text:style-name="T2">1.00</text:span></text:p>
          </draw:text-box>
        </draw:frame>
        <draw:polygon draw:style-name="gr2" draw:text-style-name="P2" draw:layer="layout" svg:width="0cm" svg:height="0.122cm" svg:x="35.13cm" svg:y="21.11cm" svg:viewBox="0 0 0 123" draw:points="0,0 0,123">
          <text:p/>
        </draw:polygon>
        <draw:line draw:style-name="gr3" draw:text-style-name="P3" draw:layer="layout" svg:x1="35.13cm" svg:y1="21.11cm" svg:x2="35.13cm" svg:y2="21.233cm">
          <text:p/>
        </draw:line>
        <draw:frame draw:style-name="gr4" draw:text-style-name="P5" draw:layer="layout" svg:width="14.061cm" svg:height="0.653cm" draw:transform="rotate (1.5707963267949) translate (29.91cm 35.412cm)">
          <draw:text-box>
            <text:p text:style-name="P4"><text:span text:style-name="T1">MIASA-(eCDF, Spearman_R)--Agglomerative_ward</text:span></text:p>
          </draw:text-box>
        </draw:frame>
        <draw:polygon draw:style-name="gr2" draw:text-style-name="P2" draw:layer="layout" svg:width="0cm" svg:height="0.122cm" svg:x="39.974cm" svg:y="21.11cm" svg:viewBox="0 0 0 123" draw:points="0,0 0,123">
          <text:p/>
        </draw:polygon>
        <draw:line draw:style-name="gr3" draw:text-style-name="P3" draw:layer="layout" svg:x1="39.974cm" svg:y1="21.11cm" svg:x2="39.974cm" svg:y2="21.233cm">
          <text:p/>
        </draw:line>
        <draw:frame draw:style-name="gr4" draw:text-style-name="P5" draw:layer="layout" svg:width="11.496cm" svg:height="0.653cm" draw:transform="rotate (1.5707963267949) translate (34.754cm 32.879cm)">
          <draw:text-box>
            <text:p text:style-name="P4"><text:span text:style-name="T1">non_MD-(eCDF, Spearman_R)--Kmedoids</text:span></text:p>
          </draw:text-box>
        </draw:frame>
        <draw:polygon draw:style-name="gr2" draw:text-style-name="P2" draw:layer="layout" svg:width="0cm" svg:height="0.122cm" svg:x="44.818cm" svg:y="21.11cm" svg:viewBox="0 0 0 123" draw:points="0,0 0,123">
          <text:p/>
        </draw:polygon>
        <draw:line draw:style-name="gr3" draw:text-style-name="P3" draw:layer="layout" svg:x1="44.818cm" svg:y1="21.11cm" svg:x2="44.818cm" svg:y2="21.233cm">
          <text:p/>
        </draw:line>
        <draw:frame draw:style-name="gr4" draw:text-style-name="P5" draw:layer="layout" svg:width="14.061cm" svg:height="0.653cm" draw:transform="rotate (1.5707963267949) translate (39.598cm 35.412cm)">
          <draw:text-box>
            <text:p text:style-name="P4"><text:span text:style-name="T1">MIASA-(eCDF, Spearman_R)--Agglomerative_ward</text:span></text:p>
          </draw:text-box>
        </draw:frame>
        <draw:polygon draw:style-name="gr2" draw:text-style-name="P2" draw:layer="layout" svg:width="0.123cm" svg:height="0cm" svg:x="27.74cm" svg:y="21.11cm" svg:viewBox="0 0 124 0" draw:points="124,0 0,0">
          <text:p/>
        </draw:polygon>
        <draw:line draw:style-name="gr3" draw:text-style-name="P3" draw:layer="layout" svg:x1="27.864cm" svg:y1="21.11cm" svg:x2="27.74cm" svg:y2="21.11cm">
          <text:p/>
        </draw:line>
        <draw:frame draw:style-name="gr4" draw:text-style-name="P5" draw:layer="layout" svg:width="11.496cm" svg:height="0.653cm" draw:transform="rotate (1.5707963267949) translate (44.443cm 32.879cm)">
          <draw:text-box>
            <text:p text:style-name="P4"><text:span text:style-name="T1">non_MD-(eCDF, Spearman_R)--Kmedoids</text:span></text:p>
          </draw:text-box>
        </draw:frame>
        <draw:polygon draw:style-name="gr2" draw:text-style-name="P2" draw:layer="layout" svg:width="0.123cm" svg:height="0cm" svg:x="27.74cm" svg:y="17.723cm" svg:viewBox="0 0 124 0" draw:points="124,0 0,0">
          <text:p/>
        </draw:polygon>
        <draw:line draw:style-name="gr3" draw:text-style-name="P3" draw:layer="layout" svg:x1="27.864cm" svg:y1="17.723cm" svg:x2="27.74cm" svg:y2="17.723cm">
          <text:p/>
        </draw:line>
        <draw:frame draw:style-name="gr5" draw:text-style-name="P6" draw:layer="layout" svg:width="3.143cm" svg:height="1.644cm" svg:x="24.475cm" svg:y="20.337cm">
          <draw:text-box>
            <text:p text:style-name="P4"><text:span text:style-name="T2">0.40</text:span></text:p>
          </draw:text-box>
        </draw:frame>
        <draw:polygon draw:style-name="gr2" draw:text-style-name="P2" draw:layer="layout" svg:width="0.123cm" svg:height="0cm" svg:x="27.74cm" svg:y="14.336cm" svg:viewBox="0 0 124 0" draw:points="124,0 0,0">
          <text:p/>
        </draw:polygon>
        <draw:line draw:style-name="gr3" draw:text-style-name="P3" draw:layer="layout" svg:x1="27.864cm" svg:y1="14.336cm" svg:x2="27.74cm" svg:y2="14.336cm">
          <text:p/>
        </draw:line>
        <draw:frame draw:style-name="gr5" draw:text-style-name="P6" draw:layer="layout" svg:width="3.143cm" svg:height="1.644cm" svg:x="24.475cm" svg:y="16.95cm">
          <draw:text-box>
            <text:p text:style-name="P4"><text:span text:style-name="T2">0.50</text:span></text:p>
          </draw:text-box>
        </draw:frame>
        <draw:polygon draw:style-name="gr2" draw:text-style-name="P2" draw:layer="layout" svg:width="0.123cm" svg:height="0cm" svg:x="27.74cm" svg:y="10.95cm" svg:viewBox="0 0 124 0" draw:points="124,0 0,0">
          <text:p/>
        </draw:polygon>
        <draw:line draw:style-name="gr3" draw:text-style-name="P3" draw:layer="layout" svg:x1="27.864cm" svg:y1="10.95cm" svg:x2="27.74cm" svg:y2="10.95cm">
          <text:p/>
        </draw:line>
        <draw:frame draw:style-name="gr5" draw:text-style-name="P6" draw:layer="layout" svg:width="3.143cm" svg:height="1.644cm" svg:x="24.475cm" svg:y="13.563cm">
          <draw:text-box>
            <text:p text:style-name="P4"><text:span text:style-name="T2">0.60</text:span></text:p>
          </draw:text-box>
        </draw:frame>
        <draw:polygon draw:style-name="gr2" draw:text-style-name="P2" draw:layer="layout" svg:width="0.123cm" svg:height="0cm" svg:x="27.74cm" svg:y="7.563cm" svg:viewBox="0 0 124 0" draw:points="124,0 0,0">
          <text:p/>
        </draw:polygon>
        <draw:line draw:style-name="gr3" draw:text-style-name="P3" draw:layer="layout" svg:x1="27.864cm" svg:y1="7.563cm" svg:x2="27.74cm" svg:y2="7.563cm">
          <text:p/>
        </draw:line>
        <draw:frame draw:style-name="gr5" draw:text-style-name="P6" draw:layer="layout" svg:width="3.143cm" svg:height="1.644cm" svg:x="24.475cm" svg:y="10.177cm">
          <draw:text-box>
            <text:p text:style-name="P4"><text:span text:style-name="T2">0.70</text:span></text:p>
          </draw:text-box>
        </draw:frame>
        <draw:polygon draw:style-name="gr2" draw:text-style-name="P2" draw:layer="layout" svg:width="0.123cm" svg:height="0cm" svg:x="27.74cm" svg:y="4.176cm" svg:viewBox="0 0 124 0" draw:points="124,0 0,0">
          <text:p/>
        </draw:polygon>
        <draw:line draw:style-name="gr3" draw:text-style-name="P3" draw:layer="layout" svg:x1="27.864cm" svg:y1="4.176cm" svg:x2="27.74cm" svg:y2="4.176cm">
          <text:p/>
        </draw:line>
        <draw:frame draw:style-name="gr5" draw:text-style-name="P6" draw:layer="layout" svg:width="3.143cm" svg:height="1.644cm" svg:x="24.475cm" svg:y="6.79cm">
          <draw:text-box>
            <text:p text:style-name="P4"><text:span text:style-name="T2">0.80</text:span></text:p>
          </draw:text-box>
        </draw:frame>
        <draw:polygon draw:style-name="gr2" draw:text-style-name="P2" draw:layer="layout" svg:width="0.123cm" svg:height="0cm" svg:x="27.74cm" svg:y="0.79cm" svg:viewBox="0 0 124 0" draw:points="124,0 0,0">
          <text:p/>
        </draw:polygon>
        <draw:line draw:style-name="gr3" draw:text-style-name="P3" draw:layer="layout" svg:x1="27.864cm" svg:y1="0.79cm" svg:x2="27.74cm" svg:y2="0.79cm">
          <text:p/>
        </draw:line>
        <draw:frame draw:style-name="gr5" draw:text-style-name="P6" draw:layer="layout" svg:width="3.143cm" svg:height="1.644cm" svg:x="24.475cm" svg:y="3.403cm">
          <draw:text-box>
            <text:p text:style-name="P4"><text:span text:style-name="T2">0.90</text:span></text:p>
          </draw:text-box>
        </draw:frame>
        <draw:line draw:style-name="gr6" draw:text-style-name="P3" draw:layer="layout" svg:x1="27.864cm" svg:y1="34.656cm" svg:x2="66.617cm" svg:y2="34.656cm">
          <text:p/>
        </draw:line>
        <draw:line draw:style-name="gr6" draw:text-style-name="P3" draw:layer="layout" svg:x1="27.864cm" svg:y1="34.656cm" svg:x2="71.75cm" svg:y2="34.656cm">
          <text:p/>
        </draw:line>
        <draw:polygon draw:style-name="gr7" draw:text-style-name="P7" draw:layer="layout" svg:width="2.422cm" svg:height="3.279cm" svg:x="29.075cm" svg:y="9.063cm" svg:viewBox="0 0 2423 3280" draw:points="0,3280 2423,3280 2423,0 0,0">
          <text:p/>
        </draw:polygon>
        <draw:line draw:style-name="gr8" draw:text-style-name="P3" draw:layer="layout" svg:x1="30.286cm" svg:y1="12.342cm" svg:x2="30.286cm" svg:y2="15.222cm">
          <text:p/>
        </draw:line>
        <draw:line draw:style-name="gr8" draw:text-style-name="P3" draw:layer="layout" svg:x1="30.286cm" svg:y1="9.063cm" svg:x2="30.286cm" svg:y2="6.604cm">
          <text:p/>
        </draw:line>
        <draw:line draw:style-name="gr8" draw:text-style-name="P3" draw:layer="layout" svg:x1="29.68cm" svg:y1="15.222cm" svg:x2="30.891cm" svg:y2="15.222cm">
          <text:p/>
        </draw:line>
        <draw:line draw:style-name="gr8" draw:text-style-name="P3" draw:layer="layout" svg:x1="29.68cm" svg:y1="6.604cm" svg:x2="30.891cm" svg:y2="6.604cm">
          <text:p/>
        </draw:line>
        <draw:polygon draw:style-name="gr9" draw:text-style-name="P8" draw:layer="layout" svg:width="2.422cm" svg:height="0.299cm" svg:x="33.919cm" svg:y="11.878cm" svg:viewBox="0 0 2423 300" draw:points="0,300 2423,300 2423,0 0,0">
          <text:p/>
        </draw:polygon>
        <draw:line draw:style-name="gr8" draw:text-style-name="P3" draw:layer="layout" svg:x1="35.13cm" svg:y1="12.177cm" svg:x2="35.13cm" svg:y2="12.416cm">
          <text:p/>
        </draw:line>
        <draw:line draw:style-name="gr8" draw:text-style-name="P3" draw:layer="layout" svg:x1="35.13cm" svg:y1="11.878cm" svg:x2="35.13cm" svg:y2="11.559cm">
          <text:p/>
        </draw:line>
        <draw:line draw:style-name="gr8" draw:text-style-name="P3" draw:layer="layout" svg:x1="34.524cm" svg:y1="12.416cm" svg:x2="35.735cm" svg:y2="12.416cm">
          <text:p/>
        </draw:line>
        <draw:line draw:style-name="gr8" draw:text-style-name="P3" draw:layer="layout" svg:x1="34.524cm" svg:y1="11.559cm" svg:x2="35.735cm" svg:y2="11.559cm">
          <text:p/>
        </draw:line>
        <draw:polygon draw:style-name="gr7" draw:text-style-name="P7" draw:layer="layout" svg:width="2.422cm" svg:height="6.07cm" svg:x="38.763cm" svg:y="5.374cm" svg:viewBox="0 0 2423 6071" draw:points="0,6071 2423,6071 2423,0 0,0">
          <text:p/>
        </draw:polygon>
        <draw:line draw:style-name="gr8" draw:text-style-name="P3" draw:layer="layout" svg:x1="39.974cm" svg:y1="11.444cm" svg:x2="39.974cm" svg:y2="13.397cm">
          <text:p/>
        </draw:line>
        <draw:line draw:style-name="gr8" draw:text-style-name="P3" draw:layer="layout" svg:x1="39.974cm" svg:y1="5.374cm" svg:x2="39.974cm" svg:y2="4.081cm">
          <text:p/>
        </draw:line>
        <draw:line draw:style-name="gr8" draw:text-style-name="P3" draw:layer="layout" svg:x1="39.368cm" svg:y1="13.397cm" svg:x2="40.58cm" svg:y2="13.397cm">
          <text:p/>
        </draw:line>
        <draw:line draw:style-name="gr8" draw:text-style-name="P3" draw:layer="layout" svg:x1="39.368cm" svg:y1="4.081cm" svg:x2="40.58cm" svg:y2="4.081cm">
          <text:p/>
        </draw:line>
        <draw:polygon draw:style-name="gr9" draw:text-style-name="P8" draw:layer="layout" svg:width="2.422cm" svg:height="3.018cm" svg:x="43.607cm" svg:y="5.564cm" svg:viewBox="0 0 2423 3019" draw:points="0,3019 2423,3019 2423,0 0,0">
          <text:p/>
        </draw:polygon>
        <draw:line draw:style-name="gr8" draw:text-style-name="P3" draw:layer="layout" svg:x1="44.818cm" svg:y1="8.582cm" svg:x2="44.818cm" svg:y2="9.411cm">
          <text:p/>
        </draw:line>
        <draw:line draw:style-name="gr8" draw:text-style-name="P3" draw:layer="layout" svg:x1="44.818cm" svg:y1="5.564cm" svg:x2="44.818cm" svg:y2="4.269cm">
          <text:p/>
        </draw:line>
        <draw:line draw:style-name="gr8" draw:text-style-name="P3" draw:layer="layout" svg:x1="44.213cm" svg:y1="9.411cm" svg:x2="45.424cm" svg:y2="9.411cm">
          <text:p/>
        </draw:line>
        <draw:line draw:style-name="gr8" draw:text-style-name="P3" draw:layer="layout" svg:x1="44.213cm" svg:y1="4.269cm" svg:x2="45.424cm" svg:y2="4.269cm">
          <text:p/>
        </draw:line>
        <draw:line draw:style-name="gr10" draw:text-style-name="P3" draw:layer="layout" svg:x1="29.075cm" svg:y1="10.641cm" svg:x2="31.497cm" svg:y2="10.641cm">
          <text:p/>
        </draw:line>
        <draw:line draw:style-name="gr10" draw:text-style-name="P3" draw:layer="layout" svg:x1="33.919cm" svg:y1="12.038cm" svg:x2="36.341cm" svg:y2="12.038cm">
          <text:p/>
        </draw:line>
        <draw:line draw:style-name="gr10" draw:text-style-name="P3" draw:layer="layout" svg:x1="38.763cm" svg:y1="9.55cm" svg:x2="41.185cm" svg:y2="9.55cm">
          <text:p/>
        </draw:line>
        <draw:line draw:style-name="gr10" draw:text-style-name="P3" draw:layer="layout" svg:x1="43.607cm" svg:y1="6.709cm" svg:x2="46.029cm" svg:y2="6.709cm">
          <text:p/>
        </draw:line>
        <draw:line draw:style-name="gr11" draw:text-style-name="P3" draw:layer="layout" svg:x1="27.864cm" svg:y1="21.11cm" svg:x2="27.864cm" svg:y2="0.79cm">
          <text:p/>
        </draw:line>
        <draw:line draw:style-name="gr11" draw:text-style-name="P3" draw:layer="layout" svg:x1="47.24cm" svg:y1="21.11cm" svg:x2="47.24cm" svg:y2="0.79cm">
          <text:p/>
        </draw:line>
        <draw:line draw:style-name="gr11" draw:text-style-name="P3" draw:layer="layout" svg:x1="27.864cm" svg:y1="21.11cm" svg:x2="47.24cm" svg:y2="21.11cm">
          <text:p/>
        </draw:line>
        <draw:line draw:style-name="gr11" draw:text-style-name="P3" draw:layer="layout" svg:x1="27.864cm" svg:y1="0.79cm" svg:x2="47.24cm" svg:y2="0.79cm">
          <text:p/>
        </draw:line>
        <draw:polygon draw:style-name="gr1" draw:text-style-name="P1" draw:layer="layout" svg:width="19.377cm" svg:height="20.32cm" svg:x="52.084cm" svg:y="0.79cm" svg:viewBox="0 0 19378 20321" draw:points="0,20321 19378,20321 19378,0 0,0">
          <text:p/>
        </draw:polygon>
        <draw:polygon draw:style-name="gr2" draw:text-style-name="P2" draw:layer="layout" svg:width="0cm" svg:height="0.122cm" svg:x="54.506cm" svg:y="21.11cm" svg:viewBox="0 0 0 123" draw:points="0,0 0,123">
          <text:p/>
        </draw:polygon>
        <draw:line draw:style-name="gr3" draw:text-style-name="P3" draw:layer="layout" svg:x1="54.506cm" svg:y1="21.11cm" svg:x2="54.506cm" svg:y2="21.233cm">
          <text:p/>
        </draw:line>
        <draw:frame draw:style-name="gr5" draw:text-style-name="P6" draw:layer="layout" svg:width="3.143cm" svg:height="1.644cm" svg:x="24.475cm" svg:y="0.017cm">
          <draw:text-box>
            <text:p text:style-name="P4"><text:span text:style-name="T2">1.00</text:span></text:p>
          </draw:text-box>
        </draw:frame>
        <draw:polygon draw:style-name="gr2" draw:text-style-name="P2" draw:layer="layout" svg:width="0cm" svg:height="0.122cm" svg:x="59.351cm" svg:y="21.11cm" svg:viewBox="0 0 0 123" draw:points="0,0 0,123">
          <text:p/>
        </draw:polygon>
        <draw:line draw:style-name="gr3" draw:text-style-name="P3" draw:layer="layout" svg:x1="59.351cm" svg:y1="21.11cm" svg:x2="59.351cm" svg:y2="21.233cm">
          <text:p/>
        </draw:line>
        <draw:frame draw:style-name="gr4" draw:text-style-name="P5" draw:layer="layout" svg:width="17.27cm" svg:height="0.653cm" draw:transform="rotate (1.5707963267949) translate (54.131cm 38.585cm)">
          <draw:text-box>
            <text:p text:style-name="P4"><text:span text:style-name="T1">MIASA-(Eucl, Granger-Cause-3diff-chi2)--Agglomerative_ward</text:span></text:p>
          </draw:text-box>
        </draw:frame>
        <draw:polygon draw:style-name="gr2" draw:text-style-name="P2" draw:layer="layout" svg:width="0cm" svg:height="0.122cm" svg:x="64.195cm" svg:y="21.11cm" svg:viewBox="0 0 0 123" draw:points="0,0 0,123">
          <text:p/>
        </draw:polygon>
        <draw:line draw:style-name="gr3" draw:text-style-name="P3" draw:layer="layout" svg:x1="64.195cm" svg:y1="21.11cm" svg:x2="64.195cm" svg:y2="21.233cm">
          <text:p/>
        </draw:line>
        <draw:frame draw:style-name="gr4" draw:text-style-name="P5" draw:layer="layout" svg:width="14.704cm" svg:height="0.653cm" draw:transform="rotate (1.5707963267949) translate (58.975cm 36.052cm)">
          <draw:text-box>
            <text:p text:style-name="P4"><text:span text:style-name="T1">non_MD-(Eucl, Granger-Cause-3diff-chi2)--Kmedoids</text:span></text:p>
          </draw:text-box>
        </draw:frame>
        <draw:polygon draw:style-name="gr2" draw:text-style-name="P2" draw:layer="layout" svg:width="0cm" svg:height="0.122cm" svg:x="69.039cm" svg:y="21.11cm" svg:viewBox="0 0 0 123" draw:points="0,0 0,123">
          <text:p/>
        </draw:polygon>
        <draw:line draw:style-name="gr3" draw:text-style-name="P3" draw:layer="layout" svg:x1="69.039cm" svg:y1="21.11cm" svg:x2="69.039cm" svg:y2="21.233cm">
          <text:p/>
        </draw:line>
        <draw:frame draw:style-name="gr4" draw:text-style-name="P5" draw:layer="layout" svg:width="17.27cm" svg:height="0.653cm" draw:transform="rotate (1.5707963267949) translate (63.819cm 38.585cm)">
          <draw:text-box>
            <text:p text:style-name="P4"><text:span text:style-name="T1">MIASA-(Eucl, Granger-Cause-3diff-chi2)--Agglomerative_ward</text:span></text:p>
          </draw:text-box>
        </draw:frame>
        <draw:polygon draw:style-name="gr2" draw:text-style-name="P2" draw:layer="layout" svg:width="0.122cm" svg:height="0cm" svg:x="51.961cm" svg:y="21.11cm" svg:viewBox="0 0 123 0" draw:points="123,0 0,0">
          <text:p/>
        </draw:polygon>
        <draw:line draw:style-name="gr3" draw:text-style-name="P3" draw:layer="layout" svg:x1="52.084cm" svg:y1="21.11cm" svg:x2="51.961cm" svg:y2="21.11cm">
          <text:p/>
        </draw:line>
        <draw:frame draw:style-name="gr4" draw:text-style-name="P5" draw:layer="layout" svg:width="14.704cm" svg:height="0.653cm" draw:transform="rotate (1.5707963267949) translate (68.663cm 36.052cm)">
          <draw:text-box>
            <text:p text:style-name="P4"><text:span text:style-name="T1">non_MD-(Eucl, Granger-Cause-3diff-chi2)--Kmedoids</text:span></text:p>
          </draw:text-box>
        </draw:frame>
        <draw:polygon draw:style-name="gr2" draw:text-style-name="P2" draw:layer="layout" svg:width="0.122cm" svg:height="0cm" svg:x="51.961cm" svg:y="17.723cm" svg:viewBox="0 0 123 0" draw:points="123,0 0,0">
          <text:p/>
        </draw:polygon>
        <draw:line draw:style-name="gr3" draw:text-style-name="P3" draw:layer="layout" svg:x1="52.084cm" svg:y1="17.723cm" svg:x2="51.961cm" svg:y2="17.723cm">
          <text:p/>
        </draw:line>
        <draw:frame draw:style-name="gr5" draw:text-style-name="P6" draw:layer="layout" svg:width="3.143cm" svg:height="1.644cm" svg:x="48.695cm" svg:y="20.337cm">
          <draw:text-box>
            <text:p text:style-name="P4"><text:span text:style-name="T2">0.40</text:span></text:p>
          </draw:text-box>
        </draw:frame>
        <draw:polygon draw:style-name="gr2" draw:text-style-name="P2" draw:layer="layout" svg:width="0.122cm" svg:height="0cm" svg:x="51.961cm" svg:y="14.336cm" svg:viewBox="0 0 123 0" draw:points="123,0 0,0">
          <text:p/>
        </draw:polygon>
        <draw:line draw:style-name="gr3" draw:text-style-name="P3" draw:layer="layout" svg:x1="52.084cm" svg:y1="14.336cm" svg:x2="51.961cm" svg:y2="14.336cm">
          <text:p/>
        </draw:line>
        <draw:frame draw:style-name="gr5" draw:text-style-name="P6" draw:layer="layout" svg:width="3.143cm" svg:height="1.644cm" svg:x="48.695cm" svg:y="16.95cm">
          <draw:text-box>
            <text:p text:style-name="P4"><text:span text:style-name="T2">0.50</text:span></text:p>
          </draw:text-box>
        </draw:frame>
        <draw:polygon draw:style-name="gr2" draw:text-style-name="P2" draw:layer="layout" svg:width="0.122cm" svg:height="0cm" svg:x="51.961cm" svg:y="10.95cm" svg:viewBox="0 0 123 0" draw:points="123,0 0,0">
          <text:p/>
        </draw:polygon>
        <draw:line draw:style-name="gr3" draw:text-style-name="P3" draw:layer="layout" svg:x1="52.084cm" svg:y1="10.95cm" svg:x2="51.961cm" svg:y2="10.95cm">
          <text:p/>
        </draw:line>
        <draw:frame draw:style-name="gr5" draw:text-style-name="P6" draw:layer="layout" svg:width="3.143cm" svg:height="1.644cm" svg:x="48.695cm" svg:y="13.563cm">
          <draw:text-box>
            <text:p text:style-name="P4"><text:span text:style-name="T2">0.60</text:span></text:p>
          </draw:text-box>
        </draw:frame>
        <draw:polygon draw:style-name="gr2" draw:text-style-name="P2" draw:layer="layout" svg:width="0.122cm" svg:height="0cm" svg:x="51.961cm" svg:y="7.563cm" svg:viewBox="0 0 123 0" draw:points="123,0 0,0">
          <text:p/>
        </draw:polygon>
        <draw:line draw:style-name="gr3" draw:text-style-name="P3" draw:layer="layout" svg:x1="52.084cm" svg:y1="7.563cm" svg:x2="51.961cm" svg:y2="7.563cm">
          <text:p/>
        </draw:line>
        <draw:frame draw:style-name="gr5" draw:text-style-name="P6" draw:layer="layout" svg:width="3.143cm" svg:height="1.644cm" svg:x="48.695cm" svg:y="10.177cm">
          <draw:text-box>
            <text:p text:style-name="P4"><text:span text:style-name="T2">0.70</text:span></text:p>
          </draw:text-box>
        </draw:frame>
        <draw:polygon draw:style-name="gr2" draw:text-style-name="P2" draw:layer="layout" svg:width="0.122cm" svg:height="0cm" svg:x="51.961cm" svg:y="4.176cm" svg:viewBox="0 0 123 0" draw:points="123,0 0,0">
          <text:p/>
        </draw:polygon>
        <draw:line draw:style-name="gr3" draw:text-style-name="P3" draw:layer="layout" svg:x1="52.084cm" svg:y1="4.176cm" svg:x2="51.961cm" svg:y2="4.176cm">
          <text:p/>
        </draw:line>
        <draw:frame draw:style-name="gr5" draw:text-style-name="P6" draw:layer="layout" svg:width="3.143cm" svg:height="1.644cm" svg:x="48.695cm" svg:y="6.79cm">
          <draw:text-box>
            <text:p text:style-name="P4"><text:span text:style-name="T2">0.80</text:span></text:p>
          </draw:text-box>
        </draw:frame>
        <draw:polygon draw:style-name="gr2" draw:text-style-name="P2" draw:layer="layout" svg:width="0.122cm" svg:height="0cm" svg:x="51.961cm" svg:y="0.79cm" svg:viewBox="0 0 123 0" draw:points="123,0 0,0">
          <text:p/>
        </draw:polygon>
        <draw:line draw:style-name="gr3" draw:text-style-name="P3" draw:layer="layout" svg:x1="52.084cm" svg:y1="0.79cm" svg:x2="51.961cm" svg:y2="0.79cm">
          <text:p/>
        </draw:line>
        <draw:frame draw:style-name="gr5" draw:text-style-name="P6" draw:layer="layout" svg:width="3.143cm" svg:height="1.644cm" svg:x="48.695cm" svg:y="3.403cm">
          <draw:text-box>
            <text:p text:style-name="P4"><text:span text:style-name="T2">0.90</text:span></text:p>
          </draw:text-box>
        </draw:frame>
        <draw:line draw:style-name="gr6" draw:text-style-name="P3" draw:layer="layout" svg:x1="52.084cm" svg:y1="34.656cm" svg:x2="71.75cm" svg:y2="34.656cm">
          <text:p/>
        </draw:line>
        <draw:line draw:style-name="gr6" draw:text-style-name="P3" draw:layer="layout" svg:x1="52.084cm" svg:y1="34.656cm" svg:x2="71.75cm" svg:y2="34.656cm">
          <text:p/>
        </draw:line>
        <draw:polygon draw:style-name="gr7" draw:text-style-name="P7" draw:layer="layout" svg:width="2.422cm" svg:height="0.842cm" svg:x="53.295cm" svg:y="11.052cm" svg:viewBox="0 0 2423 843" draw:points="0,843 2423,843 2423,0 0,0">
          <text:p/>
        </draw:polygon>
        <draw:line draw:style-name="gr8" draw:text-style-name="P3" draw:layer="layout" svg:x1="54.506cm" svg:y1="11.894cm" svg:x2="54.506cm" svg:y2="12.7cm">
          <text:p/>
        </draw:line>
        <draw:line draw:style-name="gr8" draw:text-style-name="P3" draw:layer="layout" svg:x1="54.506cm" svg:y1="11.052cm" svg:x2="54.506cm" svg:y2="10.42cm">
          <text:p/>
        </draw:line>
        <draw:line draw:style-name="gr8" draw:text-style-name="P3" draw:layer="layout" svg:x1="53.901cm" svg:y1="12.7cm" svg:x2="55.112cm" svg:y2="12.7cm">
          <text:p/>
        </draw:line>
        <draw:line draw:style-name="gr8" draw:text-style-name="P3" draw:layer="layout" svg:x1="53.901cm" svg:y1="10.42cm" svg:x2="55.112cm" svg:y2="10.42cm">
          <text:p/>
        </draw:line>
        <draw:polygon draw:style-name="gr9" draw:text-style-name="P8" draw:layer="layout" svg:width="2.422cm" svg:height="0.966cm" svg:x="58.14cm" svg:y="13.521cm" svg:viewBox="0 0 2423 967" draw:points="0,967 2423,967 2423,0 0,0">
          <text:p/>
        </draw:polygon>
        <draw:line draw:style-name="gr8" draw:text-style-name="P3" draw:layer="layout" svg:x1="59.351cm" svg:y1="14.487cm" svg:x2="59.351cm" svg:y2="17.039cm">
          <text:p/>
        </draw:line>
        <draw:line draw:style-name="gr8" draw:text-style-name="P3" draw:layer="layout" svg:x1="59.351cm" svg:y1="13.521cm" svg:x2="59.351cm" svg:y2="13.27cm">
          <text:p/>
        </draw:line>
        <draw:line draw:style-name="gr8" draw:text-style-name="P3" draw:layer="layout" svg:x1="58.745cm" svg:y1="17.039cm" svg:x2="59.956cm" svg:y2="17.039cm">
          <text:p/>
        </draw:line>
        <draw:line draw:style-name="gr8" draw:text-style-name="P3" draw:layer="layout" svg:x1="58.745cm" svg:y1="13.27cm" svg:x2="59.956cm" svg:y2="13.27cm">
          <text:p/>
        </draw:line>
        <draw:polygon draw:style-name="gr7" draw:text-style-name="P7" draw:layer="layout" svg:width="2.422cm" svg:height="3.68cm" svg:x="62.984cm" svg:y="9.182cm" svg:viewBox="0 0 2423 3681" draw:points="0,3681 2423,3681 2423,0 0,0">
          <text:p/>
        </draw:polygon>
        <draw:line draw:style-name="gr8" draw:text-style-name="P3" draw:layer="layout" svg:x1="64.195cm" svg:y1="12.862cm" svg:x2="64.195cm" svg:y2="13.914cm">
          <text:p/>
        </draw:line>
        <draw:line draw:style-name="gr8" draw:text-style-name="P3" draw:layer="layout" svg:x1="64.195cm" svg:y1="9.182cm" svg:x2="64.195cm" svg:y2="6.323cm">
          <text:p/>
        </draw:line>
        <draw:line draw:style-name="gr8" draw:text-style-name="P3" draw:layer="layout" svg:x1="63.589cm" svg:y1="13.914cm" svg:x2="64.8cm" svg:y2="13.914cm">
          <text:p/>
        </draw:line>
        <draw:line draw:style-name="gr8" draw:text-style-name="P3" draw:layer="layout" svg:x1="63.589cm" svg:y1="6.323cm" svg:x2="64.8cm" svg:y2="6.323cm">
          <text:p/>
        </draw:line>
        <draw:polygon draw:style-name="gr9" draw:text-style-name="P8" draw:layer="layout" svg:width="2.422cm" svg:height="3.615cm" svg:x="67.828cm" svg:y="11.991cm" svg:viewBox="0 0 2423 3616" draw:points="0,3616 2423,3616 2423,0 0,0">
          <text:p/>
        </draw:polygon>
        <draw:line draw:style-name="gr8" draw:text-style-name="P3" draw:layer="layout" svg:x1="69.039cm" svg:y1="15.606cm" svg:x2="69.039cm" svg:y2="17.399cm">
          <text:p/>
        </draw:line>
        <draw:line draw:style-name="gr8" draw:text-style-name="P3" draw:layer="layout" svg:x1="69.039cm" svg:y1="11.991cm" svg:x2="69.039cm" svg:y2="9.613cm">
          <text:p/>
        </draw:line>
        <draw:line draw:style-name="gr8" draw:text-style-name="P3" draw:layer="layout" svg:x1="68.433cm" svg:y1="17.399cm" svg:x2="69.644cm" svg:y2="17.399cm">
          <text:p/>
        </draw:line>
        <draw:line draw:style-name="gr8" draw:text-style-name="P3" draw:layer="layout" svg:x1="68.433cm" svg:y1="9.613cm" svg:x2="69.644cm" svg:y2="9.613cm">
          <text:p/>
        </draw:line>
        <draw:line draw:style-name="gr10" draw:text-style-name="P3" draw:layer="layout" svg:x1="53.295cm" svg:y1="11.498cm" svg:x2="55.717cm" svg:y2="11.498cm">
          <text:p/>
        </draw:line>
        <draw:line draw:style-name="gr10" draw:text-style-name="P3" draw:layer="layout" svg:x1="58.14cm" svg:y1="13.776cm" svg:x2="60.562cm" svg:y2="13.776cm">
          <text:p/>
        </draw:line>
        <draw:line draw:style-name="gr10" draw:text-style-name="P3" draw:layer="layout" svg:x1="62.984cm" svg:y1="10.886cm" svg:x2="65.406cm" svg:y2="10.886cm">
          <text:p/>
        </draw:line>
        <draw:line draw:style-name="gr10" draw:text-style-name="P3" draw:layer="layout" svg:x1="67.828cm" svg:y1="13.744cm" svg:x2="70.25cm" svg:y2="13.744cm">
          <text:p/>
        </draw:line>
        <draw:line draw:style-name="gr11" draw:text-style-name="P3" draw:layer="layout" svg:x1="52.084cm" svg:y1="21.11cm" svg:x2="52.084cm" svg:y2="0.79cm">
          <text:p/>
        </draw:line>
        <draw:line draw:style-name="gr11" draw:text-style-name="P3" draw:layer="layout" svg:x1="71.461cm" svg:y1="21.11cm" svg:x2="71.461cm" svg:y2="0.79cm">
          <text:p/>
        </draw:line>
        <draw:line draw:style-name="gr11" draw:text-style-name="P3" draw:layer="layout" svg:x1="52.084cm" svg:y1="21.11cm" svg:x2="71.461cm" svg:y2="21.11cm">
          <text:p/>
        </draw:line>
        <draw:line draw:style-name="gr11" draw:text-style-name="P3" draw:layer="layout" svg:x1="52.084cm" svg:y1="0.79cm" svg:x2="71.461cm" svg:y2="0.79cm">
          <text:p/>
        </draw:line>
        <draw:frame draw:style-name="gr5" draw:text-style-name="P6" draw:layer="layout" svg:width="3.143cm" svg:height="1.644cm" svg:x="48.695cm" svg:y="0.017cm">
          <draw:text-box>
            <text:p text:style-name="P4"><text:span text:style-name="T2">1.00</text:span></text:p>
          </draw:text-box>
        </draw:frame>
      </draw:page>
      <draw:page draw:name="page2" draw:style-name="dp1" draw:master-page-name="master-page3">
        <draw:g>
          <draw:frame draw:style-name="gr5" draw:text-style-name="P10" draw:layer="layout" svg:width="1.767cm" svg:height="1.563cm" svg:x="1.143cm" svg:y="26.137cm">
            <draw:text-box>
              <text:p text:style-name="P9"><text:span text:style-name="T3">0.4</text:span></text:p>
            </draw:text-box>
          </draw:frame>
          <draw:frame draw:style-name="gr5" draw:text-style-name="P10" draw:layer="layout" svg:width="1.767cm" svg:height="1.563cm" svg:x="1.143cm" svg:y="22.75cm">
            <draw:text-box>
              <text:p text:style-name="P9"><text:span text:style-name="T3">0.5</text:span></text:p>
            </draw:text-box>
          </draw:frame>
          <draw:frame draw:style-name="gr5" draw:text-style-name="P10" draw:layer="layout" svg:width="1.767cm" svg:height="1.563cm" svg:x="1.143cm" svg:y="19.363cm">
            <draw:text-box>
              <text:p text:style-name="P9"><text:span text:style-name="T3">0.6</text:span></text:p>
            </draw:text-box>
          </draw:frame>
          <draw:frame draw:style-name="gr5" draw:text-style-name="P10" draw:layer="layout" svg:width="1.767cm" svg:height="1.563cm" svg:x="1.143cm" svg:y="15.977cm">
            <draw:text-box>
              <text:p text:style-name="P9"><text:span text:style-name="T3">0.7</text:span></text:p>
            </draw:text-box>
          </draw:frame>
          <draw:frame draw:style-name="gr5" draw:text-style-name="P10" draw:layer="layout" svg:width="1.767cm" svg:height="1.563cm" svg:x="1.143cm" svg:y="12.59cm">
            <draw:text-box>
              <text:p text:style-name="P9"><text:span text:style-name="T3">0.8</text:span></text:p>
            </draw:text-box>
          </draw:frame>
          <draw:frame draw:style-name="gr5" draw:text-style-name="P10" draw:layer="layout" svg:width="1.767cm" svg:height="1.563cm" svg:x="1.143cm" svg:y="9.203cm">
            <draw:text-box>
              <text:p text:style-name="P9"><text:span text:style-name="T3">0.9</text:span></text:p>
            </draw:text-box>
          </draw:frame>
          <draw:frame draw:style-name="gr5" draw:text-style-name="P11" draw:layer="layout" svg:width="1.41cm" svg:height="1.563cm" svg:x="2.254cm" svg:y="5.817cm">
            <draw:text-box>
              <text:p text:style-name="P9"><text:span text:style-name="T3">1</text:span></text:p>
            </draw:text-box>
          </draw:frame>
        </draw:g>
        <draw:g>
          <draw:custom-shape draw:style-name="gr12" draw:text-style-name="P12" draw:layer="layout" svg:width="9.6cm" svg:height="20.422cm" svg:x="13.4cm" svg:y="6.55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0cm" svg:height="0.122cm" svg:x="6.065cm" svg:y="26.91cm" svg:viewBox="0 0 0 123" draw:points="0,0 0,123">
            <text:p/>
          </draw:polygon>
          <draw:polygon draw:style-name="gr2" draw:text-style-name="P2" draw:layer="layout" svg:width="0cm" svg:height="0.122cm" svg:x="10.909cm" svg:y="26.91cm" svg:viewBox="0 0 0 123" draw:points="0,0 0,123">
            <text:p/>
          </draw:polygon>
          <draw:polygon draw:style-name="gr2" draw:text-style-name="P2" draw:layer="layout" svg:width="0cm" svg:height="0.122cm" svg:x="15.753cm" svg:y="26.91cm" svg:viewBox="0 0 0 123" draw:points="0,0 0,123">
            <text:p/>
          </draw:polygon>
          <draw:polygon draw:style-name="gr2" draw:text-style-name="P2" draw:layer="layout" svg:width="0cm" svg:height="0.122cm" svg:x="20.597cm" svg:y="26.91cm" svg:viewBox="0 0 0 123" draw:points="0,0 0,123">
            <text:p/>
          </draw:polygon>
          <draw:polygon draw:style-name="gr2" draw:text-style-name="P2" draw:layer="layout" svg:width="0.123cm" svg:height="0cm" svg:x="3.519cm" svg:y="26.91cm" svg:viewBox="0 0 124 0" draw:points="124,0 0,0">
            <text:p/>
          </draw:polygon>
          <draw:line draw:style-name="gr3" draw:text-style-name="P3" draw:layer="layout" svg:x1="3.643cm" svg:y1="26.91cm" svg:x2="3.519cm" svg:y2="26.91cm">
            <text:p/>
          </draw:line>
          <draw:polygon draw:style-name="gr2" draw:text-style-name="P2" draw:layer="layout" svg:width="0.123cm" svg:height="0cm" svg:x="3.519cm" svg:y="23.523cm" svg:viewBox="0 0 124 0" draw:points="124,0 0,0">
            <text:p/>
          </draw:polygon>
          <draw:line draw:style-name="gr3" draw:text-style-name="P3" draw:layer="layout" svg:x1="3.643cm" svg:y1="23.523cm" svg:x2="3.519cm" svg:y2="23.523cm">
            <text:p/>
          </draw:line>
          <draw:polygon draw:style-name="gr2" draw:text-style-name="P2" draw:layer="layout" svg:width="0.123cm" svg:height="0cm" svg:x="3.519cm" svg:y="20.136cm" svg:viewBox="0 0 124 0" draw:points="124,0 0,0">
            <text:p/>
          </draw:polygon>
          <draw:line draw:style-name="gr3" draw:text-style-name="P3" draw:layer="layout" svg:x1="3.643cm" svg:y1="20.136cm" svg:x2="3.519cm" svg:y2="20.136cm">
            <text:p/>
          </draw:line>
          <draw:polygon draw:style-name="gr2" draw:text-style-name="P2" draw:layer="layout" svg:width="0.123cm" svg:height="0cm" svg:x="3.519cm" svg:y="16.75cm" svg:viewBox="0 0 124 0" draw:points="124,0 0,0">
            <text:p/>
          </draw:polygon>
          <draw:line draw:style-name="gr3" draw:text-style-name="P3" draw:layer="layout" svg:x1="3.643cm" svg:y1="16.75cm" svg:x2="3.519cm" svg:y2="16.75cm">
            <text:p/>
          </draw:line>
          <draw:polygon draw:style-name="gr2" draw:text-style-name="P2" draw:layer="layout" svg:width="0.123cm" svg:height="0cm" svg:x="3.519cm" svg:y="13.363cm" svg:viewBox="0 0 124 0" draw:points="124,0 0,0">
            <text:p/>
          </draw:polygon>
          <draw:line draw:style-name="gr3" draw:text-style-name="P3" draw:layer="layout" svg:x1="3.643cm" svg:y1="13.363cm" svg:x2="3.519cm" svg:y2="13.363cm">
            <text:p/>
          </draw:line>
          <draw:polygon draw:style-name="gr2" draw:text-style-name="P2" draw:layer="layout" svg:width="0.123cm" svg:height="0cm" svg:x="3.519cm" svg:y="9.976cm" svg:viewBox="0 0 124 0" draw:points="124,0 0,0">
            <text:p/>
          </draw:polygon>
          <draw:line draw:style-name="gr3" draw:text-style-name="P3" draw:layer="layout" svg:x1="3.643cm" svg:y1="9.976cm" svg:x2="3.519cm" svg:y2="9.976cm">
            <text:p/>
          </draw:line>
          <draw:polygon draw:style-name="gr2" draw:text-style-name="P2" draw:layer="layout" svg:width="0.123cm" svg:height="0cm" svg:x="3.519cm" svg:y="6.59cm" svg:viewBox="0 0 124 0" draw:points="124,0 0,0">
            <text:p/>
          </draw:polygon>
          <draw:line draw:style-name="gr3" draw:text-style-name="P3" draw:layer="layout" svg:x1="3.643cm" svg:y1="6.59cm" svg:x2="3.519cm" svg:y2="6.59cm">
            <text:p/>
          </draw:line>
          <draw:polygon draw:style-name="gr13" draw:text-style-name="P7" draw:layer="layout" svg:width="2.422cm" svg:height="2.295cm" svg:x="4.854cm" svg:y="12.783cm" svg:viewBox="0 0 2423 2296" draw:points="0,2296 2423,2296 2423,0 0,0">
            <text:p/>
          </draw:polygon>
          <draw:line draw:style-name="gr14" draw:text-style-name="P3" draw:layer="layout" svg:x1="6.065cm" svg:y1="15.078cm" svg:x2="6.065cm" svg:y2="16.06cm">
            <text:p/>
          </draw:line>
          <draw:line draw:style-name="gr14" draw:text-style-name="P3" draw:layer="layout" svg:x1="6.065cm" svg:y1="12.783cm" svg:x2="6.065cm" svg:y2="8.835cm">
            <text:p/>
          </draw:line>
          <draw:line draw:style-name="gr14" draw:text-style-name="P3" draw:layer="layout" svg:x1="5.459cm" svg:y1="16.06cm" svg:x2="6.671cm" svg:y2="16.06cm">
            <text:p/>
          </draw:line>
          <draw:line draw:style-name="gr14" draw:text-style-name="P3" draw:layer="layout" svg:x1="5.459cm" svg:y1="8.835cm" svg:x2="6.671cm" svg:y2="8.835cm">
            <text:p/>
          </draw:line>
          <draw:polygon draw:style-name="gr15" draw:text-style-name="P8" draw:layer="layout" svg:width="2.422cm" svg:height="0.242cm" svg:x="9.698cm" svg:y="23.132cm" svg:viewBox="0 0 2423 243" draw:points="0,243 2423,243 2423,0 0,0">
            <text:p/>
          </draw:polygon>
          <draw:line draw:style-name="gr14" draw:text-style-name="P3" draw:layer="layout" svg:x1="10.909cm" svg:y1="23.374cm" svg:x2="10.909cm" svg:y2="23.608cm">
            <text:p/>
          </draw:line>
          <draw:line draw:style-name="gr14" draw:text-style-name="P3" draw:layer="layout" svg:x1="10.909cm" svg:y1="23.132cm" svg:x2="10.909cm" svg:y2="22.783cm">
            <text:p/>
          </draw:line>
          <draw:line draw:style-name="gr14" draw:text-style-name="P3" draw:layer="layout" svg:x1="10.304cm" svg:y1="23.608cm" svg:x2="11.515cm" svg:y2="23.608cm">
            <text:p/>
          </draw:line>
          <draw:line draw:style-name="gr14" draw:text-style-name="P3" draw:layer="layout" svg:x1="10.304cm" svg:y1="22.783cm" svg:x2="11.515cm" svg:y2="22.783cm">
            <text:p/>
          </draw:line>
          <draw:polygon draw:style-name="gr13" draw:text-style-name="P7" draw:layer="layout" svg:width="2.422cm" svg:height="3.675cm" svg:x="14.542cm" svg:y="11.7cm" svg:viewBox="0 0 2423 3676" draw:points="0,3676 2423,3676 2423,0 0,0">
            <text:p/>
          </draw:polygon>
          <draw:line draw:style-name="gr14" draw:text-style-name="P3" draw:layer="layout" svg:x1="15.753cm" svg:y1="15.375cm" svg:x2="15.753cm" svg:y2="17.42cm">
            <text:p/>
          </draw:line>
          <draw:line draw:style-name="gr14" draw:text-style-name="P3" draw:layer="layout" svg:x1="15.753cm" svg:y1="11.7cm" svg:x2="15.753cm" svg:y2="8.593cm">
            <text:p/>
          </draw:line>
          <draw:line draw:style-name="gr14" draw:text-style-name="P3" draw:layer="layout" svg:x1="15.148cm" svg:y1="17.42cm" svg:x2="16.359cm" svg:y2="17.42cm">
            <text:p/>
          </draw:line>
          <draw:line draw:style-name="gr14" draw:text-style-name="P3" draw:layer="layout" svg:x1="15.148cm" svg:y1="8.593cm" svg:x2="16.359cm" svg:y2="8.593cm">
            <text:p/>
          </draw:line>
          <draw:polygon draw:style-name="gr15" draw:text-style-name="P8" draw:layer="layout" svg:width="2.422cm" svg:height="0.496cm" svg:x="19.386cm" svg:y="22.82cm" svg:viewBox="0 0 2423 497" draw:points="0,497 2423,497 2423,0 0,0">
            <text:p/>
          </draw:polygon>
          <draw:line draw:style-name="gr8" draw:text-style-name="P3" draw:layer="layout" svg:x1="20.597cm" svg:y1="23.316cm" svg:x2="20.597cm" svg:y2="23.56cm">
            <text:p/>
          </draw:line>
          <draw:line draw:style-name="gr14" draw:text-style-name="P3" draw:layer="layout" svg:x1="20.597cm" svg:y1="22.82cm" svg:x2="20.597cm" svg:y2="21.987cm">
            <text:p/>
          </draw:line>
          <draw:line draw:style-name="gr14" draw:text-style-name="P3" draw:layer="layout" svg:x1="19.992cm" svg:y1="23.56cm" svg:x2="21.203cm" svg:y2="23.56cm">
            <text:p/>
          </draw:line>
          <draw:line draw:style-name="gr14" draw:text-style-name="P3" draw:layer="layout" svg:x1="19.992cm" svg:y1="21.987cm" svg:x2="21.203cm" svg:y2="21.987cm">
            <text:p/>
          </draw:line>
          <draw:line draw:style-name="gr14" draw:text-style-name="P3" draw:layer="layout" svg:x1="4.854cm" svg:y1="13.867cm" svg:x2="7.276cm" svg:y2="13.867cm">
            <text:p/>
          </draw:line>
          <draw:line draw:style-name="gr8" draw:text-style-name="P3" draw:layer="layout" svg:x1="9.698cm" svg:y1="23.28cm" svg:x2="12.12cm" svg:y2="23.28cm">
            <text:p/>
          </draw:line>
          <draw:line draw:style-name="gr14" draw:text-style-name="P3" draw:layer="layout" svg:x1="14.542cm" svg:y1="13.802cm" svg:x2="16.964cm" svg:y2="13.802cm">
            <text:p/>
          </draw:line>
          <draw:line draw:style-name="gr14" draw:text-style-name="P3" draw:layer="layout" svg:x1="19.386cm" svg:y1="23.072cm" svg:x2="21.808cm" svg:y2="23.072cm">
            <text:p/>
          </draw:line>
          <draw:line draw:style-name="gr16" draw:text-style-name="P3" draw:layer="layout" svg:x1="3.643cm" svg:y1="26.91cm" svg:x2="3.643cm" svg:y2="6.59cm">
            <text:p/>
          </draw:line>
          <draw:line draw:style-name="gr16" draw:text-style-name="P3" draw:layer="layout" svg:x1="23.019cm" svg:y1="26.91cm" svg:x2="23.019cm" svg:y2="6.59cm">
            <text:p/>
          </draw:line>
          <draw:line draw:style-name="gr16" draw:text-style-name="P3" draw:layer="layout" svg:x1="3.643cm" svg:y1="26.91cm" svg:x2="23.019cm" svg:y2="26.91cm">
            <text:p/>
          </draw:line>
          <draw:line draw:style-name="gr16" draw:text-style-name="P3" draw:layer="layout" svg:x1="3.643cm" svg:y1="6.59cm" svg:x2="23.019cm" svg:y2="6.59cm">
            <text:p/>
          </draw:line>
          <draw:frame draw:style-name="gr5" draw:text-style-name="P11" draw:layer="layout" svg:width="1.958cm" svg:height="1.563cm" svg:x="12.604cm" svg:y="4.068cm">
            <draw:text-box>
              <text:p text:style-name="P9"><text:span text:style-name="T3">(A)</text:span></text:p>
            </draw:text-box>
          </draw:frame>
        </draw:g>
        <draw:g>
          <draw:custom-shape draw:style-name="gr12" draw:text-style-name="P12" draw:layer="layout" svg:width="9.6cm" svg:height="20.422cm" svg:x="36.6cm" svg:y="6.55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0cm" svg:height="0.122cm" svg:x="29.286cm" svg:y="26.899cm" svg:viewBox="0 0 0 123" draw:points="0,0 0,123">
            <text:p/>
          </draw:polygon>
          <draw:polygon draw:style-name="gr2" draw:text-style-name="P2" draw:layer="layout" svg:width="0cm" svg:height="0.122cm" svg:x="34.13cm" svg:y="26.899cm" svg:viewBox="0 0 0 123" draw:points="0,0 0,123">
            <text:p/>
          </draw:polygon>
          <draw:polygon draw:style-name="gr2" draw:text-style-name="P2" draw:layer="layout" svg:width="0cm" svg:height="0.122cm" svg:x="38.974cm" svg:y="26.899cm" svg:viewBox="0 0 0 123" draw:points="0,0 0,123">
            <text:p/>
          </draw:polygon>
          <draw:polygon draw:style-name="gr2" draw:text-style-name="P2" draw:layer="layout" svg:width="0cm" svg:height="0.122cm" svg:x="43.818cm" svg:y="26.899cm" svg:viewBox="0 0 0 123" draw:points="0,0 0,123">
            <text:p/>
          </draw:polygon>
          <draw:polygon draw:style-name="gr2" draw:text-style-name="P2" draw:layer="layout" svg:width="0.123cm" svg:height="0cm" svg:x="26.74cm" svg:y="26.899cm" svg:viewBox="0 0 124 0" draw:points="124,0 0,0">
            <text:p/>
          </draw:polygon>
          <draw:line draw:style-name="gr3" draw:text-style-name="P3" draw:layer="layout" svg:x1="26.864cm" svg:y1="26.899cm" svg:x2="26.74cm" svg:y2="26.899cm">
            <text:p/>
          </draw:line>
          <draw:polygon draw:style-name="gr2" draw:text-style-name="P2" draw:layer="layout" svg:width="0.123cm" svg:height="0cm" svg:x="26.74cm" svg:y="23.512cm" svg:viewBox="0 0 124 0" draw:points="124,0 0,0">
            <text:p/>
          </draw:polygon>
          <draw:line draw:style-name="gr3" draw:text-style-name="P3" draw:layer="layout" svg:x1="26.864cm" svg:y1="23.512cm" svg:x2="26.74cm" svg:y2="23.512cm">
            <text:p/>
          </draw:line>
          <draw:polygon draw:style-name="gr2" draw:text-style-name="P2" draw:layer="layout" svg:width="0.123cm" svg:height="0cm" svg:x="26.74cm" svg:y="20.125cm" svg:viewBox="0 0 124 0" draw:points="124,0 0,0">
            <text:p/>
          </draw:polygon>
          <draw:line draw:style-name="gr3" draw:text-style-name="P3" draw:layer="layout" svg:x1="26.864cm" svg:y1="20.125cm" svg:x2="26.74cm" svg:y2="20.125cm">
            <text:p/>
          </draw:line>
          <draw:polygon draw:style-name="gr2" draw:text-style-name="P2" draw:layer="layout" svg:width="0.123cm" svg:height="0cm" svg:x="26.74cm" svg:y="16.739cm" svg:viewBox="0 0 124 0" draw:points="124,0 0,0">
            <text:p/>
          </draw:polygon>
          <draw:line draw:style-name="gr3" draw:text-style-name="P3" draw:layer="layout" svg:x1="26.864cm" svg:y1="16.739cm" svg:x2="26.74cm" svg:y2="16.739cm">
            <text:p/>
          </draw:line>
          <draw:polygon draw:style-name="gr2" draw:text-style-name="P2" draw:layer="layout" svg:width="0.123cm" svg:height="0cm" svg:x="26.74cm" svg:y="13.352cm" svg:viewBox="0 0 124 0" draw:points="124,0 0,0">
            <text:p/>
          </draw:polygon>
          <draw:line draw:style-name="gr3" draw:text-style-name="P3" draw:layer="layout" svg:x1="26.864cm" svg:y1="13.352cm" svg:x2="26.74cm" svg:y2="13.352cm">
            <text:p/>
          </draw:line>
          <draw:polygon draw:style-name="gr2" draw:text-style-name="P2" draw:layer="layout" svg:width="0.123cm" svg:height="0cm" svg:x="26.74cm" svg:y="9.965cm" svg:viewBox="0 0 124 0" draw:points="124,0 0,0">
            <text:p/>
          </draw:polygon>
          <draw:line draw:style-name="gr3" draw:text-style-name="P3" draw:layer="layout" svg:x1="26.864cm" svg:y1="9.965cm" svg:x2="26.74cm" svg:y2="9.965cm">
            <text:p/>
          </draw:line>
          <draw:polygon draw:style-name="gr2" draw:text-style-name="P2" draw:layer="layout" svg:width="0.123cm" svg:height="0cm" svg:x="26.74cm" svg:y="6.579cm" svg:viewBox="0 0 124 0" draw:points="124,0 0,0">
            <text:p/>
          </draw:polygon>
          <draw:line draw:style-name="gr3" draw:text-style-name="P3" draw:layer="layout" svg:x1="26.864cm" svg:y1="6.579cm" svg:x2="26.74cm" svg:y2="6.579cm">
            <text:p/>
          </draw:line>
          <draw:polygon draw:style-name="gr13" draw:text-style-name="P7" draw:layer="layout" svg:width="2.422cm" svg:height="3.279cm" svg:x="28.075cm" svg:y="14.852cm" svg:viewBox="0 0 2423 3280" draw:points="0,3280 2423,3280 2423,0 0,0">
            <text:p/>
          </draw:polygon>
          <draw:line draw:style-name="gr14" draw:text-style-name="P3" draw:layer="layout" svg:x1="29.286cm" svg:y1="18.131cm" svg:x2="29.286cm" svg:y2="21.011cm">
            <text:p/>
          </draw:line>
          <draw:line draw:style-name="gr14" draw:text-style-name="P3" draw:layer="layout" svg:x1="29.286cm" svg:y1="14.852cm" svg:x2="29.286cm" svg:y2="12.393cm">
            <text:p/>
          </draw:line>
          <draw:line draw:style-name="gr14" draw:text-style-name="P3" draw:layer="layout" svg:x1="28.68cm" svg:y1="21.011cm" svg:x2="29.891cm" svg:y2="21.011cm">
            <text:p/>
          </draw:line>
          <draw:line draw:style-name="gr14" draw:text-style-name="P3" draw:layer="layout" svg:x1="28.68cm" svg:y1="12.393cm" svg:x2="29.891cm" svg:y2="12.393cm">
            <text:p/>
          </draw:line>
          <draw:polygon draw:style-name="gr15" draw:text-style-name="P8" draw:layer="layout" svg:width="2.422cm" svg:height="0.299cm" svg:x="32.919cm" svg:y="17.667cm" svg:viewBox="0 0 2423 300" draw:points="0,300 2423,300 2423,0 0,0">
            <text:p/>
          </draw:polygon>
          <draw:line draw:style-name="gr14" draw:text-style-name="P3" draw:layer="layout" svg:x1="34.13cm" svg:y1="17.966cm" svg:x2="34.13cm" svg:y2="18.205cm">
            <text:p/>
          </draw:line>
          <draw:line draw:style-name="gr14" draw:text-style-name="P3" draw:layer="layout" svg:x1="34.13cm" svg:y1="17.667cm" svg:x2="34.13cm" svg:y2="17.348cm">
            <text:p/>
          </draw:line>
          <draw:line draw:style-name="gr14" draw:text-style-name="P3" draw:layer="layout" svg:x1="33.524cm" svg:y1="18.205cm" svg:x2="34.735cm" svg:y2="18.205cm">
            <text:p/>
          </draw:line>
          <draw:line draw:style-name="gr14" draw:text-style-name="P3" draw:layer="layout" svg:x1="33.524cm" svg:y1="17.348cm" svg:x2="34.735cm" svg:y2="17.348cm">
            <text:p/>
          </draw:line>
          <draw:polygon draw:style-name="gr13" draw:text-style-name="P7" draw:layer="layout" svg:width="2.422cm" svg:height="6.07cm" svg:x="37.763cm" svg:y="11.163cm" svg:viewBox="0 0 2423 6071" draw:points="0,6071 2423,6071 2423,0 0,0">
            <text:p/>
          </draw:polygon>
          <draw:line draw:style-name="gr14" draw:text-style-name="P3" draw:layer="layout" svg:x1="38.974cm" svg:y1="17.233cm" svg:x2="38.974cm" svg:y2="19.186cm">
            <text:p/>
          </draw:line>
          <draw:line draw:style-name="gr14" draw:text-style-name="P3" draw:layer="layout" svg:x1="38.974cm" svg:y1="11.163cm" svg:x2="38.974cm" svg:y2="9.87cm">
            <text:p/>
          </draw:line>
          <draw:line draw:style-name="gr14" draw:text-style-name="P3" draw:layer="layout" svg:x1="38.368cm" svg:y1="19.186cm" svg:x2="39.58cm" svg:y2="19.186cm">
            <text:p/>
          </draw:line>
          <draw:line draw:style-name="gr14" draw:text-style-name="P3" draw:layer="layout" svg:x1="38.368cm" svg:y1="9.87cm" svg:x2="39.58cm" svg:y2="9.87cm">
            <text:p/>
          </draw:line>
          <draw:polygon draw:style-name="gr15" draw:text-style-name="P8" draw:layer="layout" svg:width="2.422cm" svg:height="3.018cm" svg:x="42.607cm" svg:y="11.353cm" svg:viewBox="0 0 2423 3019" draw:points="0,3019 2423,3019 2423,0 0,0">
            <text:p/>
          </draw:polygon>
          <draw:line draw:style-name="gr14" draw:text-style-name="P3" draw:layer="layout" svg:x1="43.818cm" svg:y1="14.371cm" svg:x2="43.818cm" svg:y2="15.2cm">
            <text:p/>
          </draw:line>
          <draw:line draw:style-name="gr14" draw:text-style-name="P3" draw:layer="layout" svg:x1="43.818cm" svg:y1="11.353cm" svg:x2="43.818cm" svg:y2="10.058cm">
            <text:p/>
          </draw:line>
          <draw:line draw:style-name="gr14" draw:text-style-name="P3" draw:layer="layout" svg:x1="43.213cm" svg:y1="15.2cm" svg:x2="44.424cm" svg:y2="15.2cm">
            <text:p/>
          </draw:line>
          <draw:line draw:style-name="gr14" draw:text-style-name="P3" draw:layer="layout" svg:x1="43.213cm" svg:y1="10.058cm" svg:x2="44.424cm" svg:y2="10.058cm">
            <text:p/>
          </draw:line>
          <draw:line draw:style-name="gr14" draw:text-style-name="P3" draw:layer="layout" svg:x1="28.075cm" svg:y1="16.43cm" svg:x2="30.497cm" svg:y2="16.43cm">
            <text:p/>
          </draw:line>
          <draw:line draw:style-name="gr14" draw:text-style-name="P3" draw:layer="layout" svg:x1="32.919cm" svg:y1="17.827cm" svg:x2="35.341cm" svg:y2="17.827cm">
            <text:p/>
          </draw:line>
          <draw:line draw:style-name="gr14" draw:text-style-name="P3" draw:layer="layout" svg:x1="37.763cm" svg:y1="15.339cm" svg:x2="40.185cm" svg:y2="15.339cm">
            <text:p/>
          </draw:line>
          <draw:line draw:style-name="gr14" draw:text-style-name="P3" draw:layer="layout" svg:x1="42.607cm" svg:y1="12.498cm" svg:x2="45.029cm" svg:y2="12.498cm">
            <text:p/>
          </draw:line>
          <draw:line draw:style-name="gr16" draw:text-style-name="P3" draw:layer="layout" svg:x1="26.864cm" svg:y1="26.899cm" svg:x2="26.864cm" svg:y2="6.579cm">
            <text:p/>
          </draw:line>
          <draw:line draw:style-name="gr16" draw:text-style-name="P3" draw:layer="layout" svg:x1="46.24cm" svg:y1="26.899cm" svg:x2="46.24cm" svg:y2="6.579cm">
            <text:p/>
          </draw:line>
          <draw:line draw:style-name="gr16" draw:text-style-name="P3" draw:layer="layout" svg:x1="26.864cm" svg:y1="26.899cm" svg:x2="46.24cm" svg:y2="26.899cm">
            <text:p/>
          </draw:line>
          <draw:line draw:style-name="gr16" draw:text-style-name="P3" draw:layer="layout" svg:x1="26.864cm" svg:y1="6.579cm" svg:x2="46.24cm" svg:y2="6.579cm">
            <text:p/>
          </draw:line>
          <draw:frame draw:style-name="gr5" draw:text-style-name="P10" draw:layer="layout" svg:width="1.882cm" svg:height="1.563cm" svg:x="35.354cm" svg:y="4.064cm">
            <draw:text-box>
              <text:p text:style-name="P9"><text:span text:style-name="T3">(B)</text:span></text:p>
            </draw:text-box>
          </draw:frame>
        </draw:g>
        <draw:g>
          <draw:custom-shape draw:style-name="gr12" draw:text-style-name="P12" draw:layer="layout" svg:width="9.6cm" svg:height="20.422cm" svg:x="59.8cm" svg:y="6.55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0cm" svg:height="0.122cm" svg:x="52.406cm" svg:y="26.899cm" svg:viewBox="0 0 0 123" draw:points="0,0 0,123">
            <text:p/>
          </draw:polygon>
          <draw:polygon draw:style-name="gr2" draw:text-style-name="P2" draw:layer="layout" svg:width="0cm" svg:height="0.122cm" svg:x="57.251cm" svg:y="26.899cm" svg:viewBox="0 0 0 123" draw:points="0,0 0,123">
            <text:p/>
          </draw:polygon>
          <draw:polygon draw:style-name="gr2" draw:text-style-name="P2" draw:layer="layout" svg:width="0cm" svg:height="0.122cm" svg:x="62.095cm" svg:y="26.899cm" svg:viewBox="0 0 0 123" draw:points="0,0 0,123">
            <text:p/>
          </draw:polygon>
          <draw:polygon draw:style-name="gr2" draw:text-style-name="P2" draw:layer="layout" svg:width="0cm" svg:height="0.122cm" svg:x="66.939cm" svg:y="26.899cm" svg:viewBox="0 0 0 123" draw:points="0,0 0,123">
            <text:p/>
          </draw:polygon>
          <draw:polygon draw:style-name="gr2" draw:text-style-name="P2" draw:layer="layout" svg:width="0.122cm" svg:height="0cm" svg:x="49.861cm" svg:y="26.899cm" svg:viewBox="0 0 123 0" draw:points="123,0 0,0">
            <text:p/>
          </draw:polygon>
          <draw:line draw:style-name="gr3" draw:text-style-name="P3" draw:layer="layout" svg:x1="49.984cm" svg:y1="26.899cm" svg:x2="49.861cm" svg:y2="26.899cm">
            <text:p/>
          </draw:line>
          <draw:polygon draw:style-name="gr2" draw:text-style-name="P2" draw:layer="layout" svg:width="0.122cm" svg:height="0cm" svg:x="49.861cm" svg:y="23.512cm" svg:viewBox="0 0 123 0" draw:points="123,0 0,0">
            <text:p/>
          </draw:polygon>
          <draw:line draw:style-name="gr3" draw:text-style-name="P3" draw:layer="layout" svg:x1="49.984cm" svg:y1="23.512cm" svg:x2="49.861cm" svg:y2="23.512cm">
            <text:p/>
          </draw:line>
          <draw:polygon draw:style-name="gr2" draw:text-style-name="P2" draw:layer="layout" svg:width="0.122cm" svg:height="0cm" svg:x="49.861cm" svg:y="20.125cm" svg:viewBox="0 0 123 0" draw:points="123,0 0,0">
            <text:p/>
          </draw:polygon>
          <draw:line draw:style-name="gr3" draw:text-style-name="P3" draw:layer="layout" svg:x1="49.984cm" svg:y1="20.125cm" svg:x2="49.861cm" svg:y2="20.125cm">
            <text:p/>
          </draw:line>
          <draw:polygon draw:style-name="gr2" draw:text-style-name="P2" draw:layer="layout" svg:width="0.122cm" svg:height="0cm" svg:x="49.861cm" svg:y="16.739cm" svg:viewBox="0 0 123 0" draw:points="123,0 0,0">
            <text:p/>
          </draw:polygon>
          <draw:line draw:style-name="gr3" draw:text-style-name="P3" draw:layer="layout" svg:x1="49.984cm" svg:y1="16.739cm" svg:x2="49.861cm" svg:y2="16.739cm">
            <text:p/>
          </draw:line>
          <draw:polygon draw:style-name="gr2" draw:text-style-name="P2" draw:layer="layout" svg:width="0.122cm" svg:height="0cm" svg:x="49.861cm" svg:y="13.352cm" svg:viewBox="0 0 123 0" draw:points="123,0 0,0">
            <text:p/>
          </draw:polygon>
          <draw:line draw:style-name="gr3" draw:text-style-name="P3" draw:layer="layout" svg:x1="49.984cm" svg:y1="13.352cm" svg:x2="49.861cm" svg:y2="13.352cm">
            <text:p/>
          </draw:line>
          <draw:polygon draw:style-name="gr2" draw:text-style-name="P2" draw:layer="layout" svg:width="0.122cm" svg:height="0cm" svg:x="49.861cm" svg:y="9.965cm" svg:viewBox="0 0 123 0" draw:points="123,0 0,0">
            <text:p/>
          </draw:polygon>
          <draw:line draw:style-name="gr3" draw:text-style-name="P3" draw:layer="layout" svg:x1="49.984cm" svg:y1="9.965cm" svg:x2="49.861cm" svg:y2="9.965cm">
            <text:p/>
          </draw:line>
          <draw:polygon draw:style-name="gr2" draw:text-style-name="P2" draw:layer="layout" svg:width="0.122cm" svg:height="0cm" svg:x="49.861cm" svg:y="6.579cm" svg:viewBox="0 0 123 0" draw:points="123,0 0,0">
            <text:p/>
          </draw:polygon>
          <draw:line draw:style-name="gr3" draw:text-style-name="P3" draw:layer="layout" svg:x1="49.984cm" svg:y1="6.579cm" svg:x2="49.861cm" svg:y2="6.579cm">
            <text:p/>
          </draw:line>
          <draw:polygon draw:style-name="gr13" draw:text-style-name="P7" draw:layer="layout" svg:width="2.422cm" svg:height="0.842cm" svg:x="51.195cm" svg:y="16.841cm" svg:viewBox="0 0 2423 843" draw:points="0,843 2423,843 2423,0 0,0">
            <text:p/>
          </draw:polygon>
          <draw:line draw:style-name="gr14" draw:text-style-name="P3" draw:layer="layout" svg:x1="52.406cm" svg:y1="17.683cm" svg:x2="52.406cm" svg:y2="18.489cm">
            <text:p/>
          </draw:line>
          <draw:line draw:style-name="gr14" draw:text-style-name="P3" draw:layer="layout" svg:x1="52.406cm" svg:y1="16.841cm" svg:x2="52.406cm" svg:y2="16.209cm">
            <text:p/>
          </draw:line>
          <draw:line draw:style-name="gr14" draw:text-style-name="P3" draw:layer="layout" svg:x1="51.801cm" svg:y1="18.489cm" svg:x2="53.012cm" svg:y2="18.489cm">
            <text:p/>
          </draw:line>
          <draw:line draw:style-name="gr14" draw:text-style-name="P3" draw:layer="layout" svg:x1="51.801cm" svg:y1="16.209cm" svg:x2="53.012cm" svg:y2="16.209cm">
            <text:p/>
          </draw:line>
          <draw:polygon draw:style-name="gr15" draw:text-style-name="P8" draw:layer="layout" svg:width="2.422cm" svg:height="0.966cm" svg:x="56.04cm" svg:y="19.31cm" svg:viewBox="0 0 2423 967" draw:points="0,967 2423,967 2423,0 0,0">
            <text:p/>
          </draw:polygon>
          <draw:line draw:style-name="gr14" draw:text-style-name="P3" draw:layer="layout" svg:x1="57.251cm" svg:y1="20.276cm" svg:x2="57.251cm" svg:y2="22.828cm">
            <text:p/>
          </draw:line>
          <draw:line draw:style-name="gr14" draw:text-style-name="P3" draw:layer="layout" svg:x1="57.251cm" svg:y1="19.31cm" svg:x2="57.251cm" svg:y2="19.059cm">
            <text:p/>
          </draw:line>
          <draw:line draw:style-name="gr14" draw:text-style-name="P3" draw:layer="layout" svg:x1="56.645cm" svg:y1="22.828cm" svg:x2="57.856cm" svg:y2="22.828cm">
            <text:p/>
          </draw:line>
          <draw:line draw:style-name="gr14" draw:text-style-name="P3" draw:layer="layout" svg:x1="56.645cm" svg:y1="19.059cm" svg:x2="57.856cm" svg:y2="19.059cm">
            <text:p/>
          </draw:line>
          <draw:polygon draw:style-name="gr13" draw:text-style-name="P7" draw:layer="layout" svg:width="2.422cm" svg:height="3.68cm" svg:x="60.884cm" svg:y="14.971cm" svg:viewBox="0 0 2423 3681" draw:points="0,3681 2423,3681 2423,0 0,0">
            <text:p/>
          </draw:polygon>
          <draw:line draw:style-name="gr14" draw:text-style-name="P3" draw:layer="layout" svg:x1="62.095cm" svg:y1="18.651cm" svg:x2="62.095cm" svg:y2="19.703cm">
            <text:p/>
          </draw:line>
          <draw:line draw:style-name="gr14" draw:text-style-name="P3" draw:layer="layout" svg:x1="62.095cm" svg:y1="14.971cm" svg:x2="62.095cm" svg:y2="12.112cm">
            <text:p/>
          </draw:line>
          <draw:line draw:style-name="gr14" draw:text-style-name="P3" draw:layer="layout" svg:x1="61.489cm" svg:y1="19.703cm" svg:x2="62.7cm" svg:y2="19.703cm">
            <text:p/>
          </draw:line>
          <draw:line draw:style-name="gr14" draw:text-style-name="P3" draw:layer="layout" svg:x1="61.489cm" svg:y1="12.112cm" svg:x2="62.7cm" svg:y2="12.112cm">
            <text:p/>
          </draw:line>
          <draw:polygon draw:style-name="gr15" draw:text-style-name="P8" draw:layer="layout" svg:width="2.422cm" svg:height="3.615cm" svg:x="65.728cm" svg:y="17.78cm" svg:viewBox="0 0 2423 3616" draw:points="0,3616 2423,3616 2423,0 0,0">
            <text:p/>
          </draw:polygon>
          <draw:line draw:style-name="gr14" draw:text-style-name="P3" draw:layer="layout" svg:x1="66.939cm" svg:y1="21.395cm" svg:x2="66.939cm" svg:y2="23.188cm">
            <text:p/>
          </draw:line>
          <draw:line draw:style-name="gr14" draw:text-style-name="P3" draw:layer="layout" svg:x1="66.939cm" svg:y1="17.78cm" svg:x2="66.939cm" svg:y2="15.402cm">
            <text:p/>
          </draw:line>
          <draw:line draw:style-name="gr14" draw:text-style-name="P3" draw:layer="layout" svg:x1="66.333cm" svg:y1="23.188cm" svg:x2="67.544cm" svg:y2="23.188cm">
            <text:p/>
          </draw:line>
          <draw:line draw:style-name="gr14" draw:text-style-name="P3" draw:layer="layout" svg:x1="66.333cm" svg:y1="15.402cm" svg:x2="67.544cm" svg:y2="15.402cm">
            <text:p/>
          </draw:line>
          <draw:line draw:style-name="gr14" draw:text-style-name="P3" draw:layer="layout" svg:x1="51.195cm" svg:y1="17.287cm" svg:x2="53.617cm" svg:y2="17.287cm">
            <text:p/>
          </draw:line>
          <draw:line draw:style-name="gr14" draw:text-style-name="P3" draw:layer="layout" svg:x1="56.04cm" svg:y1="19.565cm" svg:x2="58.462cm" svg:y2="19.565cm">
            <text:p/>
          </draw:line>
          <draw:line draw:style-name="gr14" draw:text-style-name="P3" draw:layer="layout" svg:x1="60.884cm" svg:y1="16.675cm" svg:x2="63.306cm" svg:y2="16.675cm">
            <text:p/>
          </draw:line>
          <draw:line draw:style-name="gr14" draw:text-style-name="P3" draw:layer="layout" svg:x1="65.728cm" svg:y1="19.533cm" svg:x2="68.15cm" svg:y2="19.533cm">
            <text:p/>
          </draw:line>
          <draw:line draw:style-name="gr16" draw:text-style-name="P3" draw:layer="layout" svg:x1="49.984cm" svg:y1="26.899cm" svg:x2="49.984cm" svg:y2="6.579cm">
            <text:p/>
          </draw:line>
          <draw:line draw:style-name="gr16" draw:text-style-name="P3" draw:layer="layout" svg:x1="69.361cm" svg:y1="26.899cm" svg:x2="69.361cm" svg:y2="6.579cm">
            <text:p/>
          </draw:line>
          <draw:line draw:style-name="gr16" draw:text-style-name="P3" draw:layer="layout" svg:x1="49.984cm" svg:y1="26.899cm" svg:x2="69.361cm" svg:y2="26.899cm">
            <text:p/>
          </draw:line>
          <draw:line draw:style-name="gr16" draw:text-style-name="P3" draw:layer="layout" svg:x1="49.984cm" svg:y1="6.579cm" svg:x2="69.361cm" svg:y2="6.579cm">
            <text:p/>
          </draw:line>
          <draw:frame draw:style-name="gr5" draw:text-style-name="P10" draw:layer="layout" svg:width="1.882cm" svg:height="1.563cm" svg:x="58.354cm" svg:y="4.064cm">
            <draw:text-box>
              <text:p text:style-name="P9"><text:span text:style-name="T3">(C)</text:span></text:p>
            </draw:text-box>
          </draw:frame>
        </draw:g>
        <draw:g>
          <draw:custom-shape draw:style-name="gr17" draw:text-style-name="P13" draw:layer="layout" svg:width="3.65cm" svg:height="1.2cm" svg:x="3.7cm" svg:y="29.43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5.006cm" svg:height="1.72cm" svg:x="8.054cm" svg:y="29.261cm">
            <draw:text-box>
              <text:p text:style-name="P14"><text:span text:style-name="T4">MIASA</text:span></text:p>
            </draw:text-box>
          </draw:frame>
          <draw:custom-shape draw:style-name="gr18" draw:text-style-name="P16" draw:layer="layout" svg:width="3.65cm" svg:height="1.2cm" svg:x="15.1cm" svg:y="29.4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.338cm" svg:height="1.72cm" svg:x="19.304cm" svg:y="29.261cm">
            <draw:text-box>
              <text:p text:style-name="P14"><text:span text:style-name="T4">Non-Metric</text:span></text:p>
            </draw:text-box>
          </draw:frame>
          <draw:custom-shape draw:style-name="gr19" draw:text-style-name="P17" draw:layer="layout" svg:width="3.65cm" svg:height="1.2cm" svg:x="28cm" svg:y="29.439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9" draw:layer="layout" svg:width="14.565cm" svg:height="1.791cm" svg:x="32.195cm" svg:y="29.259cm">
            <draw:text-box>
              <text:p text:style-name="P18"><text:span text:style-name="T4">Fixed number of points</text:span></text:p>
            </draw:text-box>
          </draw:frame>
          <draw:custom-shape draw:style-name="gr21" draw:text-style-name="P12" draw:layer="layout" svg:width="3.65cm" svg:height="1.2cm" svg:x="48.35cm" svg:y="29.43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0" draw:layer="layout" svg:width="16.292cm" svg:height="1.72cm" svg:x="52.796cm" svg:y="29.16cm">
            <draw:text-box>
              <text:p text:style-name="P18"><text:span text:style-name="T4">Random number of points</text:span></text:p>
            </draw:text-box>
          </draw:frame>
        </draw:g>
        <draw:g>
          <draw:frame draw:style-name="gr5" draw:text-style-name="P10" draw:layer="layout" svg:width="1.767cm" svg:height="1.563cm" svg:x="24.544cm" svg:y="26.138cm">
            <draw:text-box>
              <text:p text:style-name="P9"><text:span text:style-name="T3">0.4</text:span></text:p>
            </draw:text-box>
          </draw:frame>
          <draw:frame draw:style-name="gr5" draw:text-style-name="P10" draw:layer="layout" svg:width="1.767cm" svg:height="1.563cm" svg:x="24.544cm" svg:y="22.751cm">
            <draw:text-box>
              <text:p text:style-name="P9"><text:span text:style-name="T3">0.5</text:span></text:p>
            </draw:text-box>
          </draw:frame>
          <draw:frame draw:style-name="gr5" draw:text-style-name="P10" draw:layer="layout" svg:width="1.767cm" svg:height="1.563cm" svg:x="24.544cm" svg:y="19.364cm">
            <draw:text-box>
              <text:p text:style-name="P9"><text:span text:style-name="T3">0.6</text:span></text:p>
            </draw:text-box>
          </draw:frame>
          <draw:frame draw:style-name="gr5" draw:text-style-name="P10" draw:layer="layout" svg:width="1.767cm" svg:height="1.563cm" svg:x="24.544cm" svg:y="15.978cm">
            <draw:text-box>
              <text:p text:style-name="P9"><text:span text:style-name="T3">0.7</text:span></text:p>
            </draw:text-box>
          </draw:frame>
          <draw:frame draw:style-name="gr5" draw:text-style-name="P10" draw:layer="layout" svg:width="1.767cm" svg:height="1.563cm" svg:x="24.544cm" svg:y="12.591cm">
            <draw:text-box>
              <text:p text:style-name="P9"><text:span text:style-name="T3">0.8</text:span></text:p>
            </draw:text-box>
          </draw:frame>
          <draw:frame draw:style-name="gr5" draw:text-style-name="P10" draw:layer="layout" svg:width="1.767cm" svg:height="1.563cm" svg:x="24.544cm" svg:y="9.204cm">
            <draw:text-box>
              <text:p text:style-name="P9"><text:span text:style-name="T3">0.9</text:span></text:p>
            </draw:text-box>
          </draw:frame>
          <draw:frame draw:style-name="gr5" draw:text-style-name="P11" draw:layer="layout" svg:width="1.41cm" svg:height="1.563cm" svg:x="25.655cm" svg:y="5.818cm">
            <draw:text-box>
              <text:p text:style-name="P9"><text:span text:style-name="T3">1</text:span></text:p>
            </draw:text-box>
          </draw:frame>
        </draw:g>
        <draw:g>
          <draw:frame draw:style-name="gr5" draw:text-style-name="P10" draw:layer="layout" svg:width="1.767cm" svg:height="1.563cm" svg:x="47.644cm" svg:y="26.138cm">
            <draw:text-box>
              <text:p text:style-name="P9"><text:span text:style-name="T3">0.4</text:span></text:p>
            </draw:text-box>
          </draw:frame>
          <draw:frame draw:style-name="gr5" draw:text-style-name="P10" draw:layer="layout" svg:width="1.767cm" svg:height="1.563cm" svg:x="47.644cm" svg:y="22.751cm">
            <draw:text-box>
              <text:p text:style-name="P9"><text:span text:style-name="T3">0.5</text:span></text:p>
            </draw:text-box>
          </draw:frame>
          <draw:frame draw:style-name="gr5" draw:text-style-name="P10" draw:layer="layout" svg:width="1.767cm" svg:height="1.563cm" svg:x="47.644cm" svg:y="19.364cm">
            <draw:text-box>
              <text:p text:style-name="P9"><text:span text:style-name="T3">0.6</text:span></text:p>
            </draw:text-box>
          </draw:frame>
          <draw:frame draw:style-name="gr5" draw:text-style-name="P10" draw:layer="layout" svg:width="1.767cm" svg:height="1.563cm" svg:x="47.644cm" svg:y="15.978cm">
            <draw:text-box>
              <text:p text:style-name="P9"><text:span text:style-name="T3">0.7</text:span></text:p>
            </draw:text-box>
          </draw:frame>
          <draw:frame draw:style-name="gr5" draw:text-style-name="P10" draw:layer="layout" svg:width="1.767cm" svg:height="1.563cm" svg:x="47.644cm" svg:y="12.591cm">
            <draw:text-box>
              <text:p text:style-name="P9"><text:span text:style-name="T3">0.8</text:span></text:p>
            </draw:text-box>
          </draw:frame>
          <draw:frame draw:style-name="gr5" draw:text-style-name="P10" draw:layer="layout" svg:width="1.767cm" svg:height="1.563cm" svg:x="47.644cm" svg:y="9.204cm">
            <draw:text-box>
              <text:p text:style-name="P9"><text:span text:style-name="T3">0.9</text:span></text:p>
            </draw:text-box>
          </draw:frame>
          <draw:frame draw:style-name="gr5" draw:text-style-name="P11" draw:layer="layout" svg:width="1.41cm" svg:height="1.563cm" svg:x="48.755cm" svg:y="5.818cm">
            <draw:text-box>
              <text:p text:style-name="P9"><text:span text:style-name="T3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34" draw:style="rect" draw:dots1="1" draw:dots1-length="0.13cm" draw:distance="0.0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1.715cm" fo:page-height="38.8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3-09-19T12:59:25.441313004</dc:date>
    <meta:editing-duration>PT19H9M23S</meta:editing-duration>
    <meta:editing-cycles>73</meta:editing-cycles>
    <meta:document-statistic meta:object-count="373"/>
  </office:meta>
</office:document-meta>
</file>